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A0000012C1F71D012.png"/>
  <manifest:file-entry manifest:media-type="image/png" manifest:full-path="Pictures/100000000000028A0000012C2CBD92BC.png"/>
  <manifest:file-entry manifest:media-type="image/png" manifest:full-path="Pictures/1000020100000191000000AB77DEEECB.png"/>
  <manifest:file-entry manifest:media-type="image/png" manifest:full-path="Pictures/1000000000000040000000400142E835.png"/>
  <manifest:file-entry manifest:media-type="image/png" manifest:full-path="Pictures/100000000000028A0000012C4C8028AD.png"/>
  <manifest:file-entry manifest:media-type="image/png" manifest:full-path="Pictures/1000020100000191000000FCEBE44571.png"/>
  <manifest:file-entry manifest:media-type="image/png" manifest:full-path="Pictures/100000000000028A0000012C8A907793.png"/>
  <manifest:file-entry manifest:media-type="image/png" manifest:full-path="Pictures/100000000000028000000024A34B5D65.png"/>
  <manifest:file-entry manifest:media-type="image/png" manifest:full-path="Pictures/1000020100000160000000F629EEAF81.png"/>
  <manifest:file-entry manifest:media-type="image/png" manifest:full-path="Pictures/100002010000014D00000168BC018D6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waterfallWipe" smil:subtype="horizontalRight"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fill="solid" draw:fill-color="#ffffff" draw:textarea-horizontal-align="center" draw:textarea-vertical-align="middle"/>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577cm"/>
    </style:style>
    <style:style style:name="pr1" style:family="presentation" style:parent-style-name="lyt-cool-title" style:list-style-name="L4">
      <style:graphic-properties draw:fill-color="#ffffff" draw:auto-grow-height="true" fo:min-height="3.507cm"/>
    </style:style>
    <style:style style:name="pr2" style:family="presentation" style:parent-style-name="lyt-cool-notes">
      <style:graphic-properties draw:fill-color="#ffffff" draw:auto-grow-height="true" fo:min-height="11.41cm"/>
    </style:style>
    <style:style style:name="pr3" style:family="presentation" style:parent-style-name="lyt-cool-title" style:list-style-name="L3">
      <style:graphic-properties draw:fill-color="#ffffff" draw:auto-grow-height="true" fo:min-height="3.507cm"/>
    </style:style>
    <style:style style:name="pr4" style:family="presentation" style:parent-style-name="lyt-cool-title" style:list-style-name="L3">
      <style:graphic-properties draw:fill-color="#ffffff" draw:auto-grow-height="true" fo:min-height="3.507cm"/>
    </style:style>
    <style:style style:name="pr5" style:family="presentation" style:parent-style-name="lyt-cool-title" style:list-style-name="L5">
      <style:graphic-properties draw:fill-color="#ffffff" draw:auto-grow-height="true" fo:min-height="3.507cm"/>
    </style:style>
    <style:style style:name="pr6" style:family="presentation" style:parent-style-name="lyt-cool-title">
      <style:graphic-properties draw:fill-color="#ffffff" draw:auto-grow-height="true" fo:min-height="3.507cm"/>
    </style:style>
    <style:style style:name="pr7" style:family="presentation" style:parent-style-name="lyt-cool-notes">
      <style:graphic-properties draw:fill-color="#ffffff" fo:min-height="11.41cm"/>
    </style:style>
    <style:style style:name="pr8" style:family="presentation" style:parent-style-name="lyt-cool-title" style:list-style-name="L3">
      <style:graphic-properties draw:fill-color="#ffffff" draw:auto-grow-height="true" fo:min-height="3.507cm"/>
    </style:style>
    <style:style style:name="pr9" style:family="presentation" style:parent-style-name="lyt-cool-title" style:list-style-name="L3">
      <style:graphic-properties draw:fill-color="#ffffff" draw:auto-grow-height="true" fo:min-height="3.507cm"/>
    </style:style>
    <style:style style:name="pr10" style:family="presentation" style:parent-style-name="lyt-cool-title" style:list-style-name="L3">
      <style:graphic-properties draw:fill-color="#ffffff" draw:auto-grow-height="true" fo:min-height="3.507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text-properties fo:font-size="36pt"/>
    </style:style>
    <style:style style:name="P6" style:family="paragraph">
      <style:text-properties fo:font-size="16pt"/>
    </style:style>
    <style:style style:name="P7" style:family="paragraph">
      <style:paragraph-properties fo:margin-left="0cm" fo:margin-right="0cm" fo:text-indent="0cm"/>
      <style:text-properties fo:font-size="16pt"/>
    </style:style>
    <style:style style:name="T1" style:family="text">
      <style:text-properties fo:font-size="40pt"/>
    </style:style>
    <style:style style:name="T2" style:family="text">
      <style:text-properties fo:font-size="36pt"/>
    </style:style>
    <style:style style:name="T3" style:family="text">
      <style:text-properties fo:font-size="16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Matching" draw:style-name="dp1" draw:master-page-name="lyt-cool" presentation:presentation-page-layout-name="AL1T0">
        <office:forms form:automatic-focus="false" form:apply-design-mode="false"/>
        <draw:frame presentation:style-name="pr1" draw:text-style-name="P1" draw:layer="layout" svg:width="23.911cm" svg:height="3.507cm" svg:x="2.058cm" svg:y="1.543cm" presentation:class="title">
          <draw:text-box>
            <text:p text:style-name="P1">String Algorithms</text:p>
          </draw:text-box>
        </draw:frame>
        <draw:frame draw:style-name="gr1" draw:layer="layout" svg:width="5.725cm" svg:height="1.576cm" svg:x="10.81cm" svg:y="11.113cm">
          <draw:text-box>
            <text:p text:style-name="P1"><text:span text:style-name="T1">Matching</text:span></text:p>
          </draw:text-box>
        </draw:frame>
        <presentation:notes draw:style-name="dp2">
          <draw:page-thumbnail draw:style-name="gr2" draw:layer="layout" svg:width="13.705cm" svg:height="10.279cm" svg:x="3.647cm" svg:y="2.853cm" draw:page-number="1"/>
          <draw:frame presentation:style-name="pr2" draw:text-style-name="P1" draw:layer="layout" svg:width="14.517cm" svg:height="11.41cm" svg:x="3.249cm" svg:y="14.13cm" presentation:class="notes" presentation:placeholder="true">
            <draw:text-box/>
          </draw:frame>
        </presentation:notes>
      </draw:page>
      <draw:page draw:name="FSM1" draw:style-name="dp1" draw:master-page-name="lyt-cool" presentation:presentation-page-layout-name="AL2T1">
        <office:forms form:automatic-focus="false" form:apply-design-mode="false"/>
        <draw:frame presentation:style-name="pr3" draw:text-style-name="P2" draw:layer="layout" svg:width="23.911cm" svg:height="3.507cm" svg:x="2.058cm" svg:y="1.543cm" presentation:class="title">
          <draw:text-box draw:corner-radius="0.003cm">
            <text:p text:style-name="P2">Finite State Machine</text:p>
          </draw:text-box>
        </draw:frame>
        <draw:frame draw:style-name="gr3" draw:text-style-name="P3" draw:layer="layout" svg:width="24.077cm" svg:height="1.574cm" svg:x="2.608cm" svg:y="9.721cm">
          <draw:image xlink:href="Pictures/100000000000028000000024A34B5D65.png" xlink:type="simple" xlink:show="embed" xlink:actuate="onLoad">
            <text:p text:style-name="P1"/>
          </draw:image>
        </draw:frame>
        <draw:frame draw:style-name="gr1" draw:layer="layout" svg:width="0.472cm" svg:height="0.945cm" svg:x="6.236cm" svg:y="9.261cm">
          <draw:text-box>
            <text:p text:style-name="P1">n</text:p>
          </draw:text-box>
        </draw:frame>
        <draw:frame draw:style-name="gr1" draw:layer="layout" svg:width="0.472cm" svg:height="0.945cm" svg:x="11.528cm" svg:y="9.412cm">
          <draw:text-box>
            <text:p text:style-name="P1">a</text:p>
          </draw:text-box>
        </draw:frame>
        <draw:frame draw:style-name="gr1" draw:layer="layout" svg:width="0.472cm" svg:height="0.945cm" svg:x="16.744cm" svg:y="9.337cm">
          <draw:text-box>
            <text:p text:style-name="P1">n</text:p>
          </draw:text-box>
        </draw:frame>
        <draw:frame draw:style-name="gr1" draw:layer="layout" svg:width="0.472cm" svg:height="0.945cm" svg:x="21.961cm" svg:y="9.374cm">
          <draw:text-box>
            <text:p text:style-name="P1">o</text:p>
          </draw:text-box>
        </draw:frame>
        <presentation:notes draw:style-name="dp2">
          <draw:page-thumbnail draw:style-name="gr2" draw:layer="layout" svg:width="13.705cm" svg:height="10.279cm" svg:x="3.647cm" svg:y="2.853cm" draw:page-number="2"/>
          <draw:frame presentation:style-name="pr2" draw:text-style-name="P1" draw:layer="layout" svg:width="14.517cm" svg:height="11.41cm" svg:x="3.249cm" svg:y="14.13cm" presentation:class="notes" presentation:placeholder="true">
            <draw:text-box/>
          </draw:frame>
        </presentation:notes>
      </draw:page>
      <draw:page draw:name="FSM2" draw:style-name="dp1" draw:master-page-name="lyt-cool" presentation:presentation-page-layout-name="AL2T1">
        <office:forms form:automatic-focus="false" form:apply-design-mode="false"/>
        <draw:frame presentation:style-name="pr4" draw:text-style-name="P2" draw:layer="layout" svg:width="23.911cm" svg:height="3.507cm" svg:x="2.058cm" svg:y="1.543cm" presentation:class="title">
          <draw:text-box draw:corner-radius="0.016cm">
            <text:p text:style-name="P2">Simulation</text:p>
          </draw:text-box>
        </draw:frame>
        <draw:frame draw:style-name="gr3" draw:text-style-name="P3" draw:layer="layout" svg:width="22.926cm" svg:height="10.581cm" svg:x="2.522cm" svg:y="5.217cm">
          <draw:image xlink:href="Pictures/100000000000028A0000012C8A907793.png" xlink:type="simple" xlink:show="embed" xlink:actuate="onLoad">
            <text:p text:style-name="P1"/>
          </draw:image>
        </draw:frame>
        <draw:line draw:style-name="gr4" draw:layer="layout" svg:x1="3.441cm" svg:y1="11.151cm" svg:x2="4.045cm" svg:y2="9.677cm">
          <text:p text:style-name="P1"/>
        </draw:line>
        <draw:line draw:style-name="gr4" draw:layer="layout" svg:x1="4.726cm" svg:y1="16.14cm" svg:x2="5.33cm" svg:y2="14.666cm">
          <text:p text:style-name="P1"/>
        </draw:line>
        <draw:frame draw:style-name="gr1" draw:layer="layout" svg:width="0.472cm" svg:height="0.945cm" svg:x="6.047cm" svg:y="7.446cm">
          <draw:text-box>
            <text:p text:style-name="P1">n</text:p>
          </draw:text-box>
        </draw:frame>
        <draw:frame draw:style-name="gr1" draw:layer="layout" svg:width="0.472cm" svg:height="0.945cm" svg:x="11.037cm" svg:y="7.409cm">
          <draw:text-box>
            <text:p text:style-name="P1">a</text:p>
          </draw:text-box>
        </draw:frame>
        <draw:frame draw:style-name="gr1" draw:layer="layout" svg:width="0.472cm" svg:height="0.945cm" svg:x="15.989cm" svg:y="7.408cm">
          <draw:text-box>
            <text:p text:style-name="P1">n</text:p>
          </draw:text-box>
        </draw:frame>
        <draw:frame draw:style-name="gr1" draw:layer="layout" svg:width="0.472cm" svg:height="0.945cm" svg:x="20.788cm" svg:y="7.446cm">
          <draw:text-box>
            <text:p text:style-name="P1">o</text:p>
          </draw:text-box>
        </draw:frame>
        <presentation:notes draw:style-name="dp2">
          <draw:page-thumbnail draw:style-name="gr2" draw:layer="layout" svg:width="13.705cm" svg:height="10.279cm" svg:x="3.647cm" svg:y="2.853cm" draw:page-number="3"/>
          <draw:frame presentation:style-name="pr2" draw:text-style-name="P1" draw:layer="layout" svg:width="14.517cm" svg:height="11.41cm" svg:x="3.249cm" svg:y="14.13cm" presentation:class="notes" presentation:placeholder="true">
            <draw:text-box/>
          </draw:frame>
        </presentation:notes>
      </draw:page>
      <draw:page draw:name="FSM3" draw:style-name="dp1" draw:master-page-name="lyt-cool" presentation:presentation-page-layout-name="AL2T1">
        <office:forms form:automatic-focus="false" form:apply-design-mode="false"/>
        <draw:frame presentation:style-name="pr5" draw:text-style-name="P2" draw:layer="layout" svg:width="23.911cm" svg:height="3.507cm" svg:x="2.058cm" svg:y="1.543cm" presentation:class="title" presentation:user-transformed="true">
          <draw:text-box draw:corner-radius="0.032cm">
            <text:p text:style-name="P2">Simulation</text:p>
          </draw:text-box>
        </draw:frame>
        <draw:frame draw:style-name="gr3" draw:text-style-name="P3" draw:layer="layout" svg:width="22.926cm" svg:height="10.581cm" svg:x="2.522cm" svg:y="5.218cm">
          <draw:image xlink:href="Pictures/100000000000028A0000012C8A907793.png" xlink:type="simple" xlink:show="embed" xlink:actuate="onLoad">
            <text:p text:style-name="P1"/>
          </draw:image>
        </draw:frame>
        <draw:line draw:style-name="gr4" draw:layer="layout" svg:x1="8.317cm" svg:y1="10.925cm" svg:x2="8.921cm" svg:y2="9.451cm">
          <text:p text:style-name="P1"/>
        </draw:line>
        <draw:line draw:style-name="gr4" draw:layer="layout" svg:x1="6.654cm" svg:y1="16.103cm" svg:x2="7.258cm" svg:y2="14.629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4"/>
          <draw:frame presentation:style-name="pr2" draw:text-style-name="P1" draw:layer="layout" svg:width="14.517cm" svg:height="11.41cm" svg:x="3.249cm" svg:y="14.13cm" presentation:class="notes" presentation:placeholder="true">
            <draw:text-box/>
          </draw:frame>
        </presentation:notes>
      </draw:page>
      <draw:page draw:name="FSM3.5"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19cm">
          <draw:image xlink:href="Pictures/100000000000028A0000012C8A907793.png" xlink:type="simple" xlink:show="embed" xlink:actuate="onLoad">
            <text:p text:style-name="P1"/>
          </draw:image>
        </draw:frame>
        <draw:line draw:style-name="gr4" draw:layer="layout" svg:x1="13.193cm" svg:y1="10.926cm" svg:x2="13.797cm" svg:y2="9.452cm">
          <text:p text:style-name="P1"/>
        </draw:line>
        <draw:line draw:style-name="gr4" draw:layer="layout" svg:x1="8.581cm" svg:y1="16.104cm" svg:x2="9.185cm" svg:y2="14.63cm">
          <text:p text:style-name="P1"/>
        </draw:line>
        <draw:frame draw:style-name="gr1" draw:layer="layout" svg:width="0.472cm" svg:height="0.945cm" svg:x="6.047cm" svg:y="7.448cm">
          <draw:text-box>
            <text:p text:style-name="P1">n</text:p>
          </draw:text-box>
        </draw:frame>
        <draw:frame draw:style-name="gr1" draw:layer="layout" svg:width="0.472cm" svg:height="0.945cm" svg:x="11.037cm" svg:y="7.411cm">
          <draw:text-box>
            <text:p text:style-name="P1">a</text:p>
          </draw:text-box>
        </draw:frame>
        <draw:frame draw:style-name="gr1" draw:layer="layout" svg:width="0.472cm" svg:height="0.945cm" svg:x="15.989cm" svg:y="7.41cm">
          <draw:text-box>
            <text:p text:style-name="P1">n</text:p>
          </draw:text-box>
        </draw:frame>
        <draw:frame draw:style-name="gr1" draw:layer="layout" svg:width="0.472cm" svg:height="0.945cm" svg:x="20.788cm" svg:y="7.448cm">
          <draw:text-box>
            <text:p text:style-name="P1">o</text:p>
          </draw:text-box>
        </draw:frame>
        <presentation:notes draw:style-name="dp2">
          <draw:page-thumbnail draw:style-name="gr2" draw:layer="layout" svg:width="13.705cm" svg:height="10.279cm" svg:x="3.647cm" svg:y="2.853cm" draw:page-number="5" presentation:class="page"/>
          <draw:frame presentation:style-name="pr7" draw:text-style-name="P1" draw:layer="layout" svg:width="14.517cm" svg:height="11.41cm" svg:x="3.249cm" svg:y="14.13cm" presentation:class="notes" presentation:placeholder="true">
            <draw:text-box/>
          </draw:frame>
        </presentation:notes>
      </draw:page>
      <draw:page draw:name="FSM4" draw:style-name="dp1" draw:master-page-name="lyt-cool" presentation:presentation-page-layout-name="AL2T1">
        <office:forms form:automatic-focus="false" form:apply-design-mode="false"/>
        <draw:frame draw:style-name="gr3" draw:text-style-name="P3" draw:layer="layout" svg:width="22.926cm" svg:height="10.581cm" svg:x="2.522cm" svg:y="5.217cm">
          <draw:image xlink:href="Pictures/100000000000028A0000012C2CBD92BC.png" xlink:type="simple" xlink:show="embed" xlink:actuate="onLoad">
            <text:p text:style-name="P1"/>
          </draw:image>
        </draw:frame>
        <draw:frame presentation:style-name="pr8" draw:text-style-name="P2" draw:layer="layout" svg:width="23.911cm" svg:height="3.507cm" svg:x="2.058cm" svg:y="1.543cm" presentation:class="title">
          <draw:text-box>
            <text:p text:style-name="P2">Simulation</text:p>
          </draw:text-box>
        </draw:frame>
        <draw:line draw:style-name="gr4" draw:layer="layout" svg:x1="3.214cm" svg:y1="10.963cm" svg:x2="3.818cm" svg:y2="9.489cm">
          <text:p text:style-name="P1"/>
        </draw:line>
        <draw:line draw:style-name="gr4" draw:layer="layout" svg:x1="8.506cm" svg:y1="16.065cm" svg:x2="9.11cm" svg:y2="14.591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6"/>
          <draw:frame presentation:style-name="pr2" draw:text-style-name="P1" draw:layer="layout" svg:width="14.517cm" svg:height="11.41cm" svg:x="3.249cm" svg:y="14.13cm" presentation:class="notes" presentation:placeholder="true">
            <draw:text-box draw:corner-radius="0.005cm"/>
          </draw:frame>
        </presentation:notes>
      </draw:page>
      <draw:page draw:name="FSM5" draw:style-name="dp1" draw:master-page-name="lyt-cool" presentation:presentation-page-layout-name="AL2T1">
        <office:forms form:automatic-focus="false" form:apply-design-mode="false"/>
        <draw:frame presentation:style-name="pr9" draw:text-style-name="P2" draw:layer="layout" svg:width="23.911cm" svg:height="3.507cm" svg:x="2.058cm" svg:y="1.543cm" presentation:class="title">
          <draw:text-box>
            <text:p text:style-name="P2">Simulation</text:p>
          </draw:text-box>
        </draw:frame>
        <draw:frame draw:style-name="gr3" draw:text-style-name="P3" draw:layer="layout" svg:width="22.926cm" svg:height="10.581cm" svg:x="2.522cm" svg:y="5.217cm">
          <draw:image xlink:href="Pictures/100000000000028A0000012C2CBD92BC.png" xlink:type="simple" xlink:show="embed" xlink:actuate="onLoad">
            <text:p text:style-name="P1"/>
          </draw:image>
        </draw:frame>
        <draw:line draw:style-name="gr4" draw:layer="layout" svg:x1="3.214cm" svg:y1="10.963cm" svg:x2="3.818cm" svg:y2="9.489cm">
          <text:p text:style-name="P1"/>
        </draw:line>
        <draw:line draw:style-name="gr4" draw:layer="layout" svg:x1="10.547cm" svg:y1="16.102cm" svg:x2="11.151cm" svg:y2="14.628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7"/>
          <draw:frame presentation:style-name="pr2" draw:text-style-name="P1" draw:layer="layout" svg:width="14.517cm" svg:height="11.41cm" svg:x="3.249cm" svg:y="14.13cm" presentation:class="notes" presentation:placeholder="true">
            <draw:text-box draw:corner-radius="0.006cm"/>
          </draw:frame>
        </presentation:notes>
      </draw:page>
      <draw:page draw:name="FSM6" draw:style-name="dp1" draw:master-page-name="lyt-cool" presentation:presentation-page-layout-name="AL2T1">
        <office:forms form:automatic-focus="false" form:apply-design-mode="false"/>
        <draw:frame presentation:style-name="pr10" draw:text-style-name="P2" draw:layer="layout" svg:width="23.911cm" svg:height="3.507cm" svg:x="2.058cm" svg:y="1.543cm" presentation:class="title">
          <draw:text-box>
            <text:p text:style-name="P2">Simulation</text:p>
          </draw:text-box>
        </draw:frame>
        <draw:frame draw:style-name="gr3" draw:text-style-name="P3" draw:layer="layout" svg:width="22.926cm" svg:height="10.581cm" svg:x="2.522cm" svg:y="5.217cm">
          <draw:image xlink:href="Pictures/100000000000028A0000012C2CBD92BC.png" xlink:type="simple" xlink:show="embed" xlink:actuate="onLoad">
            <text:p text:style-name="P1"/>
          </draw:image>
        </draw:frame>
        <draw:line draw:style-name="gr4" draw:layer="layout" svg:x1="8.317cm" svg:y1="11.039cm" svg:x2="8.921cm" svg:y2="9.565cm">
          <text:p text:style-name="P1"/>
        </draw:line>
        <draw:line draw:style-name="gr4" draw:layer="layout" svg:x1="12.437cm" svg:y1="16.14cm" svg:x2="13.041cm" svg:y2="14.666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8"/>
          <draw:frame presentation:style-name="pr2" draw:text-style-name="P1" draw:layer="layout" svg:width="14.517cm" svg:height="11.41cm" svg:x="3.249cm" svg:y="14.13cm" presentation:class="notes" presentation:placeholder="true">
            <draw:text-box/>
          </draw:frame>
        </presentation:notes>
      </draw:page>
      <draw:page draw:name="FSM7"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17cm">
          <draw:image xlink:href="Pictures/100000000000028A0000012C2CBD92BC.png" xlink:type="simple" xlink:show="embed" xlink:actuate="onLoad">
            <text:p text:style-name="P1"/>
          </draw:image>
        </draw:frame>
        <draw:line draw:style-name="gr4" draw:layer="layout" svg:x1="13.42cm" svg:y1="11.001cm" svg:x2="14.024cm" svg:y2="9.527cm">
          <text:p text:style-name="P1"/>
        </draw:line>
        <draw:line draw:style-name="gr4" draw:layer="layout" svg:x1="14.252cm" svg:y1="16.14cm" svg:x2="14.856cm" svg:y2="14.666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9" presentation:class="page"/>
          <draw:frame presentation:style-name="pr7" draw:text-style-name="P1" draw:layer="layout" svg:width="14.517cm" svg:height="11.41cm" svg:x="3.249cm" svg:y="14.13cm" presentation:class="notes" presentation:placeholder="true">
            <draw:text-box/>
          </draw:frame>
        </presentation:notes>
      </draw:page>
      <draw:page draw:name="FSM9"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2cm">
          <draw:image xlink:href="Pictures/100000000000028A0000012C4C8028AD.png" xlink:type="simple" xlink:show="embed" xlink:actuate="onLoad">
            <text:p text:style-name="P1"/>
          </draw:image>
        </draw:frame>
        <draw:line draw:style-name="gr4" draw:layer="layout" svg:x1="18.144cm" svg:y1="10.928cm" svg:x2="18.748cm" svg:y2="9.454cm">
          <text:p text:style-name="P1"/>
        </draw:line>
        <draw:line draw:style-name="gr4" draw:layer="layout" svg:x1="16.255cm" svg:y1="15.994cm" svg:x2="16.859cm" svg:y2="14.52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10" presentation:class="page"/>
          <draw:frame presentation:style-name="pr7" draw:text-style-name="P1" draw:layer="layout" svg:width="14.517cm" svg:height="11.41cm" svg:x="3.249cm" svg:y="14.13cm" presentation:class="notes" presentation:placeholder="true">
            <draw:text-box/>
          </draw:frame>
        </presentation:notes>
      </draw:page>
      <draw:page draw:name="FSM8" draw:style-name="dp3" draw:master-page-name="lyt-cool" presentation:presentation-page-layout-name="AL2T1">
        <office:forms form:automatic-focus="false" form:apply-design-mode="false"/>
        <draw:frame draw:style-name="gr3" draw:text-style-name="P3" draw:layer="layout" svg:width="22.926cm" svg:height="10.581cm" svg:x="2.522cm" svg:y="5.217cm">
          <draw:image xlink:href="Pictures/100000000000028A0000012C1F71D012.png" xlink:type="simple" xlink:show="embed" xlink:actuate="onLoad">
            <text:p text:style-name="P1"/>
          </draw:image>
        </draw:frame>
        <draw:frame presentation:style-name="pr6" draw:text-style-name="P1" draw:layer="layout" svg:width="23.911cm" svg:height="3.507cm" svg:x="2.058cm" svg:y="1.543cm" presentation:class="title">
          <draw:text-box>
            <text:p text:style-name="P1">Simulation</text:p>
          </draw:text-box>
        </draw:frame>
        <draw:line draw:style-name="gr4" draw:layer="layout" svg:x1="8.393cm" svg:y1="11.001cm" svg:x2="8.997cm" svg:y2="9.527cm">
          <text:p text:style-name="P1"/>
        </draw:line>
        <draw:line draw:style-name="gr4" draw:layer="layout" svg:x1="16.178cm" svg:y1="16.064cm" svg:x2="16.782cm" svg:y2="14.59cm">
          <text:p text:style-name="P1"/>
        </draw:line>
        <draw:frame draw:style-name="gr1" draw:layer="layout" svg:width="0.472cm" svg:height="0.945cm" svg:x="6.047cm" svg:y="7.447cm">
          <draw:text-box>
            <text:p text:style-name="P1">n</text:p>
          </draw:text-box>
        </draw:frame>
        <draw:frame draw:style-name="gr1" draw:layer="layout" svg:width="0.472cm" svg:height="0.945cm" svg:x="11.037cm" svg:y="7.41cm">
          <draw:text-box>
            <text:p text:style-name="P1">a</text:p>
          </draw:text-box>
        </draw:frame>
        <draw:frame draw:style-name="gr1" draw:layer="layout" svg:width="0.472cm" svg:height="0.945cm" svg:x="15.989cm" svg:y="7.409cm">
          <draw:text-box>
            <text:p text:style-name="P1">n</text:p>
          </draw:text-box>
        </draw:frame>
        <draw:frame draw:style-name="gr1" draw:layer="layout" svg:width="0.472cm" svg:height="0.945cm" svg:x="20.788cm" svg:y="7.447cm">
          <draw:text-box>
            <text:p text:style-name="P1">o</text:p>
          </draw:text-box>
        </draw:frame>
        <presentation:notes draw:style-name="dp2">
          <draw:page-thumbnail draw:style-name="gr2" draw:layer="layout" svg:width="13.705cm" svg:height="10.279cm" svg:x="3.647cm" svg:y="2.853cm" draw:page-number="11" presentation:class="page"/>
          <draw:frame presentation:style-name="pr7" draw:text-style-name="P1" draw:layer="layout" svg:width="14.517cm" svg:height="11.41cm" svg:x="3.249cm" svg:y="14.13cm" presentation:class="notes" presentation:placeholder="true">
            <draw:text-box/>
          </draw:frame>
        </presentation:notes>
      </draw:page>
      <draw:page draw:name="FSM10"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18cm">
          <draw:image xlink:href="Pictures/100000000000028A0000012C1F71D012.png" xlink:type="simple" xlink:show="embed" xlink:actuate="onLoad">
            <text:p text:style-name="P1"/>
          </draw:image>
        </draw:frame>
        <draw:line draw:style-name="gr4" draw:layer="layout" svg:x1="13.307cm" svg:y1="10.851cm" svg:x2="13.911cm" svg:y2="9.377cm">
          <text:p text:style-name="P1"/>
        </draw:line>
        <draw:line draw:style-name="gr4" draw:layer="layout" svg:x1="18.143cm" svg:y1="15.99cm" svg:x2="18.747cm" svg:y2="14.516cm">
          <text:p text:style-name="P1"/>
        </draw:line>
        <draw:frame draw:style-name="gr1" draw:layer="layout" svg:width="0.472cm" svg:height="0.945cm" svg:x="6.047cm" svg:y="7.448cm">
          <draw:text-box>
            <text:p text:style-name="P1">n</text:p>
          </draw:text-box>
        </draw:frame>
        <draw:frame draw:style-name="gr1" draw:layer="layout" svg:width="0.472cm" svg:height="0.945cm" svg:x="11.037cm" svg:y="7.411cm">
          <draw:text-box>
            <text:p text:style-name="P1">a</text:p>
          </draw:text-box>
        </draw:frame>
        <draw:frame draw:style-name="gr1" draw:layer="layout" svg:width="0.472cm" svg:height="0.945cm" svg:x="15.989cm" svg:y="7.41cm">
          <draw:text-box>
            <text:p text:style-name="P1">n</text:p>
          </draw:text-box>
        </draw:frame>
        <draw:frame draw:style-name="gr1" draw:layer="layout" svg:width="0.472cm" svg:height="0.945cm" svg:x="20.788cm" svg:y="7.448cm">
          <draw:text-box>
            <text:p text:style-name="P1">o</text:p>
          </draw:text-box>
        </draw:frame>
        <presentation:notes draw:style-name="dp2">
          <draw:page-thumbnail draw:style-name="gr2" draw:layer="layout" svg:width="13.705cm" svg:height="10.279cm" svg:x="3.647cm" svg:y="2.853cm" draw:page-number="12" presentation:class="page"/>
          <draw:frame presentation:style-name="pr7" draw:text-style-name="P1" draw:layer="layout" svg:width="14.517cm" svg:height="11.41cm" svg:x="3.249cm" svg:y="14.13cm" presentation:class="notes" presentation:placeholder="true">
            <draw:text-box/>
          </draw:frame>
        </presentation:notes>
      </draw:page>
      <draw:page draw:name="FSM11"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18cm">
          <draw:image xlink:href="Pictures/100000000000028A0000012C1F71D012.png" xlink:type="simple" xlink:show="embed" xlink:actuate="onLoad">
            <text:p text:style-name="P1"/>
          </draw:image>
        </draw:frame>
        <draw:line draw:style-name="gr4" draw:layer="layout" svg:x1="18.258cm" svg:y1="10.926cm" svg:x2="18.862cm" svg:y2="9.452cm">
          <text:p text:style-name="P1"/>
        </draw:line>
        <draw:line draw:style-name="gr4" draw:layer="layout" svg:x1="20.109cm" svg:y1="15.989cm" svg:x2="20.713cm" svg:y2="14.515cm">
          <text:p text:style-name="P1"/>
        </draw:line>
        <draw:frame draw:style-name="gr1" draw:layer="layout" svg:width="0.472cm" svg:height="0.945cm" svg:x="6.047cm" svg:y="7.448cm">
          <draw:text-box>
            <text:p text:style-name="P1">n</text:p>
          </draw:text-box>
        </draw:frame>
        <draw:frame draw:style-name="gr1" draw:layer="layout" svg:width="0.472cm" svg:height="0.945cm" svg:x="11.037cm" svg:y="7.411cm">
          <draw:text-box>
            <text:p text:style-name="P1">a</text:p>
          </draw:text-box>
        </draw:frame>
        <draw:frame draw:style-name="gr1" draw:layer="layout" svg:width="0.472cm" svg:height="0.945cm" svg:x="15.989cm" svg:y="7.41cm">
          <draw:text-box>
            <text:p text:style-name="P1">n</text:p>
          </draw:text-box>
        </draw:frame>
        <draw:frame draw:style-name="gr1" draw:layer="layout" svg:width="0.472cm" svg:height="0.945cm" svg:x="20.788cm" svg:y="7.448cm">
          <draw:text-box>
            <text:p text:style-name="P1">o</text:p>
          </draw:text-box>
        </draw:frame>
        <presentation:notes draw:style-name="dp2">
          <draw:page-thumbnail draw:style-name="gr2" draw:layer="layout" svg:width="13.705cm" svg:height="10.279cm" svg:x="3.647cm" svg:y="2.853cm" draw:page-number="13" presentation:class="page"/>
          <draw:frame presentation:style-name="pr7" draw:text-style-name="P1" draw:layer="layout" svg:width="14.517cm" svg:height="11.41cm" svg:x="3.249cm" svg:y="14.13cm" presentation:class="notes" presentation:placeholder="true">
            <draw:text-box/>
          </draw:frame>
        </presentation:notes>
      </draw:page>
      <draw:page draw:name="FSM12"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imulation</text:p>
          </draw:text-box>
        </draw:frame>
        <draw:frame draw:style-name="gr3" draw:text-style-name="P3" draw:layer="layout" svg:width="22.926cm" svg:height="10.581cm" svg:x="2.522cm" svg:y="5.218cm">
          <draw:image xlink:href="Pictures/100000000000028A0000012C1F71D012.png" xlink:type="simple" xlink:show="embed" xlink:actuate="onLoad">
            <text:p text:style-name="P1"/>
          </draw:image>
        </draw:frame>
        <draw:line draw:style-name="gr4" draw:layer="layout" svg:x1="23.097cm" svg:y1="11.04cm" svg:x2="23.701cm" svg:y2="9.566cm">
          <text:p text:style-name="P1"/>
        </draw:line>
        <draw:line draw:style-name="gr4" draw:layer="layout" svg:x1="21.999cm" svg:y1="15.99cm" svg:x2="22.603cm" svg:y2="14.516cm">
          <text:p text:style-name="P1"/>
        </draw:line>
        <draw:frame draw:style-name="gr1" draw:layer="layout" svg:width="0.472cm" svg:height="0.945cm" svg:x="6.047cm" svg:y="7.448cm">
          <draw:text-box>
            <text:p text:style-name="P1">n</text:p>
          </draw:text-box>
        </draw:frame>
        <draw:frame draw:style-name="gr1" draw:layer="layout" svg:width="0.472cm" svg:height="0.945cm" svg:x="11.037cm" svg:y="7.411cm">
          <draw:text-box>
            <text:p text:style-name="P1">a</text:p>
          </draw:text-box>
        </draw:frame>
        <draw:frame draw:style-name="gr1" draw:layer="layout" svg:width="0.472cm" svg:height="0.945cm" svg:x="15.989cm" svg:y="7.41cm">
          <draw:text-box>
            <text:p text:style-name="P1">n</text:p>
          </draw:text-box>
        </draw:frame>
        <draw:frame draw:style-name="gr1" draw:layer="layout" svg:width="0.472cm" svg:height="0.945cm" svg:x="20.788cm" svg:y="7.448cm">
          <draw:text-box>
            <text:p text:style-name="P1">o</text:p>
          </draw:text-box>
        </draw:frame>
        <presentation:notes draw:style-name="dp2">
          <draw:page-thumbnail draw:style-name="gr2" draw:layer="layout" svg:width="13.705cm" svg:height="10.279cm" svg:x="3.647cm" svg:y="2.853cm" draw:page-number="14" presentation:class="page"/>
          <draw:frame presentation:style-name="pr7" draw:text-style-name="P1" draw:layer="layout" svg:width="14.517cm" svg:height="11.41cm" svg:x="3.249cm" svg:y="14.13cm" presentation:class="notes" presentation:placeholder="true">
            <draw:text-box/>
          </draw:frame>
        </presentation:notes>
      </draw:page>
      <draw:page draw:name="LCS"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String Algorithms</text:p>
          </draw:text-box>
        </draw:frame>
        <draw:frame draw:style-name="gr1" draw:text-style-name="P3" draw:layer="layout" svg:width="11.131cm" svg:height="3.151cm" svg:x="8.127cm" svg:y="10.697cm">
          <draw:text-box>
            <text:p text:style-name="P4"><text:span text:style-name="T1">Longest Common</text:span></text:p>
            <text:p text:style-name="P4"><text:span text:style-name="T1">Subsequence</text:span></text:p>
          </draw:text-box>
        </draw:frame>
        <presentation:notes draw:style-name="dp2">
          <draw:page-thumbnail draw:style-name="gr2" draw:layer="layout" svg:width="13.705cm" svg:height="10.279cm" svg:x="3.647cm" svg:y="2.853cm" draw:page-number="15" presentation:class="page"/>
          <draw:frame presentation:style-name="pr7" draw:text-style-name="P1" draw:layer="layout" svg:width="14.517cm" svg:height="11.41cm" svg:x="3.249cm" svg:y="14.13cm" presentation:class="notes" presentation:placeholder="true">
            <draw:text-box/>
          </draw:frame>
        </presentation:notes>
      </draw:page>
      <draw:page draw:name="LCS1"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Recursive Solution</text:p>
          </draw:text-box>
        </draw:frame>
        <draw:frame draw:style-name="gr1" draw:text-style-name="P5" draw:layer="layout" svg:width="10.653cm" svg:height="1.423cm" svg:x="8.391cm" svg:y="9.525cm">
          <draw:text-box>
            <text:p text:style-name="P1"><text:span text:style-name="T2">a b r a c a d a b r a</text:span></text:p>
          </draw:text-box>
        </draw:frame>
        <draw:frame draw:style-name="gr1" draw:text-style-name="P5" draw:layer="layout" svg:width="6.492cm" svg:height="1.423cm" svg:x="10.469cm" svg:y="13.116cm">
          <draw:text-box>
            <text:p text:style-name="P1"><text:span text:style-name="T2">b a r b a r a</text:span></text:p>
          </draw:text-box>
        </draw:frame>
        <draw:line draw:style-name="gr5" draw:layer="layout" svg:x1="19.579cm" svg:y1="11.037cm" svg:x2="17.425cm" svg:y2="13.267cm">
          <text:p text:style-name="P1"/>
        </draw:line>
        <draw:line draw:style-name="gr5" draw:layer="layout" svg:x1="18.558cm" svg:y1="10.886cm" svg:x2="16.404cm" svg:y2="13.116cm">
          <text:p text:style-name="P1"/>
        </draw:line>
        <draw:line draw:style-name="gr5" draw:layer="layout" svg:x1="16.366cm" svg:y1="11.113cm" svg:x2="15.232cm" svg:y2="13.192cm">
          <text:p text:style-name="P1"/>
        </draw:line>
        <draw:line draw:style-name="gr5" draw:layer="layout" svg:x1="13.947cm" svg:y1="11cm" svg:x2="12.057cm" svg:y2="13.343cm">
          <text:p text:style-name="P1"/>
        </draw:line>
        <draw:line draw:style-name="gr5" draw:layer="layout" svg:x1="9.941cm" svg:y1="10.962cm" svg:x2="10.621cm" svg:y2="13.003cm">
          <text:p text:style-name="P1"/>
        </draw:line>
        <presentation:notes draw:style-name="dp2">
          <draw:page-thumbnail draw:style-name="gr2" draw:layer="layout" svg:width="13.705cm" svg:height="10.279cm" svg:x="3.647cm" svg:y="2.853cm" draw:page-number="16" presentation:class="page"/>
          <draw:frame presentation:style-name="pr7" draw:text-style-name="P1" draw:layer="layout" svg:width="14.517cm" svg:height="11.41cm" svg:x="3.249cm" svg:y="14.13cm" presentation:class="notes" presentation:placeholder="true">
            <draw:text-box/>
          </draw:frame>
        </presentation:notes>
      </draw:page>
      <draw:page draw:name="LCS2" draw:style-name="dp3" draw:master-page-name="lyt-cool" presentation:presentation-page-layout-name="AL2T1">
        <office:forms form:automatic-focus="false" form:apply-design-mode="false"/>
        <draw:frame presentation:style-name="pr6" draw:text-style-name="P1" draw:layer="layout" svg:width="23.911cm" svg:height="3.507cm" svg:x="2.058cm" svg:y="1.543cm" presentation:class="title">
          <draw:text-box>
            <text:p text:style-name="P1">Recursive Solution</text:p>
          </draw:text-box>
        </draw:frame>
        <draw:frame draw:style-name="gr3" draw:text-style-name="P3" draw:layer="layout" svg:width="19.281cm" svg:height="9.63cm" svg:x="4.683cm" svg:y="7.72cm">
          <draw:image xlink:href="Pictures/1000020100000191000000AB77DEEECB.png" xlink:type="simple" xlink:show="embed" xlink:actuate="onLoad">
            <text:p text:style-name="P1"/>
          </draw:image>
        </draw:frame>
        <presentation:notes draw:style-name="dp2">
          <draw:page-thumbnail draw:style-name="gr2" draw:layer="layout" svg:width="13.705cm" svg:height="10.279cm" svg:x="3.647cm" svg:y="2.853cm" draw:page-number="17" presentation:class="page"/>
          <draw:frame presentation:style-name="pr7" draw:text-style-name="P1" draw:layer="layout" svg:width="14.517cm" svg:height="11.41cm" svg:x="3.249cm" svg:y="14.13cm" presentation:class="notes" presentation:placeholder="true">
            <draw:text-box/>
          </draw:frame>
        </presentation:notes>
      </draw:page>
      <draw:page draw:name="LCS3"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Dynamic Programming</text:p>
          </draw:text-box>
        </draw:frame>
        <draw:frame draw:style-name="gr3" draw:text-style-name="P3" draw:layer="layout" svg:width="17.957cm" svg:height="11.512cm" svg:x="5.141cm" svg:y="6.669cm">
          <draw:image xlink:href="Pictures/1000020100000191000000FCEBE44571.png" xlink:type="simple" xlink:show="embed" xlink:actuate="onLoad">
            <text:p text:style-name="P1"/>
          </draw:image>
        </draw:frame>
        <presentation:notes draw:style-name="dp2">
          <draw:page-thumbnail draw:style-name="gr2" draw:layer="layout" svg:width="13.705cm" svg:height="10.279cm" svg:x="3.647cm" svg:y="2.853cm" draw:page-number="18" presentation:class="page"/>
          <draw:frame presentation:style-name="pr7" draw:text-style-name="P1" draw:layer="layout" svg:width="14.517cm" svg:height="11.41cm" svg:x="3.249cm" svg:y="14.13cm" presentation:class="notes" presentation:placeholder="true">
            <draw:text-box/>
          </draw:frame>
        </presentation:notes>
      </draw:page>
      <draw:page draw:name="LCS4"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Dynamic Programming</text:p>
          </draw:text-box>
        </draw:frame>
        <draw:frame draw:style-name="gr3" draw:text-style-name="P3" draw:layer="layout" svg:width="12.827cm" svg:height="13.833cm" svg:x="6.563cm" svg:y="6.049cm">
          <draw:image xlink:href="Pictures/100002010000014D00000168BC018D6D.png" xlink:type="simple" xlink:show="embed" xlink:actuate="onLoad">
            <text:p text:style-name="P1"/>
          </draw:image>
        </draw:frame>
        <presentation:notes draw:style-name="dp2">
          <draw:page-thumbnail draw:style-name="gr2" draw:layer="layout" svg:width="13.705cm" svg:height="10.279cm" svg:x="3.647cm" svg:y="2.853cm" draw:page-number="19" presentation:class="page"/>
          <draw:frame presentation:style-name="pr7" draw:text-style-name="P1" draw:layer="layout" svg:width="14.517cm" svg:height="11.41cm" svg:x="3.249cm" svg:y="14.13cm" presentation:class="notes" presentation:placeholder="true">
            <draw:text-box/>
          </draw:frame>
        </presentation:notes>
      </draw:page>
      <draw:page draw:name="LCS5"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Dynamic Programming</text:p>
          </draw:text-box>
        </draw:frame>
        <draw:frame draw:style-name="gr3" draw:text-style-name="P3" draw:layer="layout" svg:width="16.565cm" svg:height="12.238cm" svg:x="6.455cm" svg:y="6.283cm">
          <draw:image xlink:href="Pictures/1000020100000160000000F629EEAF81.png" xlink:type="simple" xlink:show="embed" xlink:actuate="onLoad">
            <text:p text:style-name="P1"/>
          </draw:image>
        </draw:frame>
        <presentation:notes draw:style-name="dp2">
          <draw:page-thumbnail draw:style-name="gr2" draw:layer="layout" svg:width="13.705cm" svg:height="10.279cm" svg:x="3.647cm" svg:y="2.853cm" draw:page-number="20" presentation:class="page"/>
          <draw:frame presentation:style-name="pr7" draw:text-style-name="P1" draw:layer="layout" svg:width="14.517cm" svg:height="11.41cm" svg:x="3.249cm" svg:y="14.13cm" presentation:class="notes" presentation:placeholder="true">
            <draw:text-box/>
          </draw:frame>
        </presentation:notes>
      </draw:page>
      <draw:page draw:name="ST"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tring Algorithms</text:p>
          </draw:text-box>
        </draw:frame>
        <draw:frame draw:style-name="gr1" draw:text-style-name="P5" draw:layer="layout" svg:width="6.356cm" svg:height="1.423cm" svg:x="10.583cm" svg:y="11.416cm">
          <draw:text-box>
            <text:p text:style-name="P1"><text:span text:style-name="T2">Suffix Tries</text:span></text:p>
          </draw:text-box>
        </draw:frame>
        <presentation:notes draw:style-name="dp2">
          <draw:page-thumbnail draw:style-name="gr2" draw:layer="layout" svg:width="13.705cm" svg:height="10.279cm" svg:x="3.647cm" svg:y="2.853cm" draw:page-number="21" presentation:class="page"/>
          <draw:frame presentation:style-name="pr7" draw:text-style-name="P1" draw:layer="layout" svg:width="14.517cm" svg:height="11.41cm" svg:x="3.249cm" svg:y="14.13cm" presentation:class="notes" presentation:placeholder="true">
            <draw:text-box/>
          </draw:frame>
        </presentation:notes>
      </draw:page>
      <draw:page draw:name="ST1"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frame draw:style-name="gr1" draw:layer="layout" svg:width="4.007cm" svg:height="0.945cm" svg:x="11.075cm" svg:y="8.013cm">
          <draw:text-box>
            <text:p text:style-name="P1">a a b b a a</text:p>
          </draw:text-box>
        </draw:frame>
        <draw:frame draw:style-name="gr1" draw:layer="layout" svg:width="4.951cm" svg:height="5.665cm" svg:x="10.999cm" svg:y="10.167cm">
          <draw:text-box>
            <text:p text:style-name="P1">0. a a b b a a</text:p>
            <text:p text:style-name="P1">1. a b b a a</text:p>
            <text:p text:style-name="P1">2. b b a a</text:p>
            <text:p text:style-name="P1">3. b a a</text:p>
            <text:p text:style-name="P1">4. a a</text:p>
            <text:p text:style-name="P1">5. a</text:p>
          </draw:text-box>
        </draw:frame>
        <presentation:notes draw:style-name="dp2">
          <draw:page-thumbnail draw:style-name="gr2" draw:layer="layout" svg:width="13.705cm" svg:height="10.279cm" svg:x="3.647cm" svg:y="2.853cm" draw:page-number="22" presentation:class="page"/>
          <draw:frame presentation:style-name="pr7" draw:text-style-name="P1" draw:layer="layout" svg:width="14.517cm" svg:height="11.41cm" svg:x="3.249cm" svg:y="14.13cm" presentation:class="notes" presentation:placeholder="true">
            <draw:text-box/>
          </draw:frame>
        </presentation:notes>
      </draw:page>
      <draw:page draw:name="ST2"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ellipse draw:style-name="gr6" draw:layer="layout" svg:width="2.389cm" svg:height="2.207cm" svg:x="13.08cm" svg:y="5.672cm">
          <text:p text:style-name="P1"/>
        </draw:ellipse>
        <draw:frame draw:style-name="gr1" draw:text-style-name="P6" draw:layer="layout" svg:width="1.907cm" svg:height="0.628cm" svg:x="13.231cm" svg:y="6.465cm">
          <draw:text-box>
            <text:p text:style-name="P1"><text:span text:style-name="T3">(empty)</text:span></text:p>
          </draw:text-box>
        </draw:frame>
        <presentation:notes draw:style-name="dp2">
          <draw:page-thumbnail draw:style-name="gr2" draw:layer="layout" svg:width="13.705cm" svg:height="10.279cm" svg:x="3.647cm" svg:y="2.853cm" draw:page-number="23" presentation:class="page"/>
          <draw:frame presentation:style-name="pr7" draw:text-style-name="P1" draw:layer="layout" svg:width="14.517cm" svg:height="11.41cm" svg:x="3.249cm" svg:y="14.13cm" presentation:class="notes" presentation:placeholder="true">
            <draw:text-box/>
          </draw:frame>
        </presentation:notes>
      </draw:page>
      <draw:page draw:name="ST3" draw:style-name="dp3" draw:master-page-name="lyt-cool" presentation:presentation-page-layout-name="AL3T19">
        <office:forms form:automatic-focus="false" form:apply-design-mode="false"/>
        <draw:rect draw:style-name="gr7" draw:layer="layout" svg:width="1.731cm" svg:height="1.874cm" svg:x="4.99cm" svg:y="18.257cm">
          <text:p text:style-name="P1"/>
        </draw:rect>
        <draw:frame presentation:style-name="pr6" draw:text-style-name="P1" draw:layer="layout" svg:width="23.911cm" svg:height="3.507cm" svg:x="2.058cm" svg:y="1.543cm" presentation:class="title">
          <draw:text-box>
            <text:p text:style-name="P1">Suffix Tries</text:p>
          </draw:text-box>
        </draw:frame>
        <draw:ellipse draw:style-name="gr7" draw:layer="layout" svg:width="2.389cm" svg:height="2.207cm" svg:x="13.079cm" svg:y="5.671cm">
          <text:p text:style-name="P1"/>
        </draw:ellipse>
        <draw:frame draw:style-name="gr1" draw:text-style-name="P6" draw:layer="layout" svg:width="1.907cm" svg:height="0.628cm" svg:x="13.23cm" svg:y="6.464cm">
          <draw:text-box>
            <text:p text:style-name="P1"><text:span text:style-name="T3">(empty)</text:span></text:p>
          </draw:text-box>
        </draw:frame>
        <draw:ellipse draw:style-name="gr7" draw:layer="layout" svg:width="1.866cm" svg:height="1.805cm" svg:x="11.076cm" svg:y="7.636cm">
          <text:p text:style-name="P1"/>
        </draw:ellipse>
        <draw:frame draw:style-name="gr8" draw:text-style-name="P7" draw:layer="layout" svg:width="0.577cm" svg:height="0.628cm" svg:x="11.793cm" svg:y="8.24cm">
          <draw:text-box>
            <text:p text:style-name="P1"><text:span text:style-name="T3">a</text:span></text:p>
          </draw:text-box>
        </draw:frame>
        <draw:ellipse draw:style-name="gr7" draw:layer="layout" svg:width="1.866cm" svg:height="1.805cm" svg:x="9.753cm" svg:y="9.678cm">
          <text:p text:style-name="P1"/>
        </draw:ellipse>
        <draw:frame draw:style-name="gr8" draw:text-style-name="P7" draw:layer="layout" svg:width="0.577cm" svg:height="0.628cm" svg:x="10.47cm" svg:y="10.282cm">
          <draw:text-box>
            <text:p text:style-name="P1"><text:span text:style-name="T3">a</text:span></text:p>
          </draw:text-box>
        </draw:frame>
        <draw:ellipse draw:style-name="gr7" draw:layer="layout" svg:width="1.866cm" svg:height="1.805cm" svg:x="8.43cm" svg:y="11.719cm">
          <text:p text:style-name="P1"/>
        </draw:ellipse>
        <draw:frame draw:style-name="gr8" draw:text-style-name="P7" draw:layer="layout" svg:width="0.577cm" svg:height="0.628cm" svg:x="9.147cm" svg:y="12.323cm">
          <draw:text-box>
            <text:p text:style-name="P1"><text:span text:style-name="T3">b</text:span></text:p>
          </draw:text-box>
        </draw:frame>
        <draw:ellipse draw:style-name="gr7" draw:layer="layout" svg:width="1.866cm" svg:height="1.805cm" svg:x="7.145cm" svg:y="13.722cm">
          <text:p text:style-name="P1"/>
        </draw:ellipse>
        <draw:frame draw:style-name="gr8" draw:text-style-name="P7" draw:layer="layout" svg:width="0.577cm" svg:height="0.628cm" svg:x="7.862cm" svg:y="14.326cm">
          <draw:text-box>
            <text:p text:style-name="P1"><text:span text:style-name="T3">b</text:span></text:p>
          </draw:text-box>
        </draw:frame>
        <draw:ellipse draw:style-name="gr7" draw:layer="layout" svg:width="1.866cm" svg:height="1.805cm" svg:x="6.163cm" svg:y="15.991cm">
          <text:p text:style-name="P1"/>
        </draw:ellipse>
        <draw:frame draw:style-name="gr8" draw:text-style-name="P7" draw:layer="layout" svg:width="0.577cm" svg:height="0.628cm" svg:x="6.88cm" svg:y="16.595cm">
          <draw:text-box>
            <text:p text:style-name="P1"><text:span text:style-name="T3">a</text:span></text:p>
          </draw:text-box>
        </draw:frame>
        <draw:frame draw:style-name="gr8" draw:text-style-name="P7" draw:layer="layout" svg:width="0.577cm" svg:height="0.628cm" svg:x="5.67cm" svg:y="18.75cm">
          <draw:text-box>
            <text:p text:style-name="P1"><text:span text:style-name="T3">a</text:span></text:p>
          </draw:text-box>
        </draw:frame>
        <draw:line draw:style-name="gr5" draw:layer="layout" svg:x1="13.305cm" svg:y1="7.409cm" svg:x2="12.662cm" svg:y2="7.938cm">
          <text:p text:style-name="P1"/>
        </draw:line>
        <draw:line draw:style-name="gr5" draw:layer="layout" svg:x1="11.49cm" svg:y1="9.336cm" svg:x2="11.037cm" svg:y2="9.828cm">
          <text:p text:style-name="P1"/>
        </draw:line>
        <draw:line draw:style-name="gr5" draw:layer="layout" svg:x1="10.054cm" svg:y1="11.377cm" svg:x2="9.865cm" svg:y2="11.869cm">
          <text:p text:style-name="P1"/>
        </draw:line>
        <draw:line draw:style-name="gr5" draw:layer="layout" svg:x1="8.958cm" svg:y1="13.494cm" svg:x2="8.58cm" svg:y2="13.872cm">
          <text:p text:style-name="P1"/>
        </draw:line>
        <draw:line draw:style-name="gr5" draw:layer="layout" svg:x1="7.597cm" svg:y1="15.46cm" svg:x2="7.295cm" svg:y2="16.027cm">
          <text:p text:style-name="P1"/>
        </draw:line>
        <draw:line draw:style-name="gr5" draw:layer="layout" svg:x1="6.615cm" svg:y1="17.69cm" svg:x2="5.934cm" svg:y2="18.257cm">
          <text:p text:style-name="P1"/>
        </draw:line>
        <presentation:notes draw:style-name="dp2">
          <draw:page-thumbnail draw:style-name="gr2" draw:layer="layout" svg:width="13.705cm" svg:height="10.279cm" svg:x="3.647cm" svg:y="2.853cm" draw:page-number="24" presentation:class="page"/>
          <draw:frame presentation:style-name="pr7" draw:text-style-name="P1" draw:layer="layout" svg:width="14.517cm" svg:height="11.41cm" svg:x="3.249cm" svg:y="14.13cm" presentation:class="notes" presentation:placeholder="true">
            <draw:text-box/>
          </draw:frame>
        </presentation:notes>
      </draw:page>
      <draw:page draw:name="ST4"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4.99cm" svg:y="18.257cm">
          <text:p text:style-name="P1"/>
        </draw:rect>
        <draw:ellipse draw:style-name="gr7" draw:layer="layout" svg:width="2.389cm" svg:height="2.207cm" svg:x="13.079cm" svg:y="5.671cm">
          <text:p text:style-name="P1"/>
        </draw:ellipse>
        <draw:frame draw:style-name="gr1" draw:text-style-name="P6" draw:layer="layout" svg:width="1.907cm" svg:height="0.628cm" svg:x="13.23cm" svg:y="6.464cm">
          <draw:text-box>
            <text:p text:style-name="P1"><text:span text:style-name="T3">(empty)</text:span></text:p>
          </draw:text-box>
        </draw:frame>
        <draw:ellipse draw:style-name="gr7" draw:layer="layout" svg:width="1.866cm" svg:height="1.805cm" svg:x="11.076cm" svg:y="7.636cm">
          <text:p text:style-name="P1"/>
        </draw:ellipse>
        <draw:frame draw:style-name="gr8" draw:text-style-name="P7" draw:layer="layout" svg:width="0.577cm" svg:height="0.628cm" svg:x="11.793cm" svg:y="8.24cm">
          <draw:text-box>
            <text:p text:style-name="P1"><text:span text:style-name="T3">a</text:span></text:p>
          </draw:text-box>
        </draw:frame>
        <draw:ellipse draw:style-name="gr6" draw:layer="layout" svg:width="1.866cm" svg:height="1.805cm" svg:x="9.753cm" svg:y="9.678cm">
          <text:p text:style-name="P1"/>
        </draw:ellipse>
        <draw:frame draw:style-name="gr8" draw:text-style-name="P7" draw:layer="layout" svg:width="0.577cm" svg:height="0.628cm" svg:x="10.47cm" svg:y="10.282cm">
          <draw:text-box>
            <text:p text:style-name="P1"><text:span text:style-name="T3">a</text:span></text:p>
          </draw:text-box>
        </draw:frame>
        <draw:ellipse draw:style-name="gr6" draw:layer="layout" svg:width="1.866cm" svg:height="1.805cm" svg:x="8.43cm" svg:y="11.719cm">
          <text:p text:style-name="P1"/>
        </draw:ellipse>
        <draw:frame draw:style-name="gr8" draw:text-style-name="P7" draw:layer="layout" svg:width="0.577cm" svg:height="0.628cm" svg:x="9.147cm" svg:y="12.323cm">
          <draw:text-box>
            <text:p text:style-name="P1"><text:span text:style-name="T3">b</text:span></text:p>
          </draw:text-box>
        </draw:frame>
        <draw:ellipse draw:style-name="gr6" draw:layer="layout" svg:width="1.866cm" svg:height="1.805cm" svg:x="7.145cm" svg:y="13.722cm">
          <text:p text:style-name="P1"/>
        </draw:ellipse>
        <draw:frame draw:style-name="gr8" draw:text-style-name="P7" draw:layer="layout" svg:width="0.577cm" svg:height="0.628cm" svg:x="7.862cm" svg:y="14.326cm">
          <draw:text-box>
            <text:p text:style-name="P1"><text:span text:style-name="T3">b</text:span></text:p>
          </draw:text-box>
        </draw:frame>
        <draw:ellipse draw:style-name="gr6" draw:layer="layout" svg:width="1.866cm" svg:height="1.805cm" svg:x="6.163cm" svg:y="15.991cm">
          <text:p text:style-name="P1"/>
        </draw:ellipse>
        <draw:frame draw:style-name="gr8" draw:text-style-name="P7" draw:layer="layout" svg:width="0.577cm" svg:height="0.628cm" svg:x="6.88cm" svg:y="16.595cm">
          <draw:text-box>
            <text:p text:style-name="P1"><text:span text:style-name="T3">a</text:span></text:p>
          </draw:text-box>
        </draw:frame>
        <draw:frame draw:style-name="gr8" draw:text-style-name="P7" draw:layer="layout" svg:width="0.577cm" svg:height="0.628cm" svg:x="5.67cm" svg:y="18.75cm">
          <draw:text-box>
            <text:p text:style-name="P1"><text:span text:style-name="T3">a</text:span></text:p>
          </draw:text-box>
        </draw:frame>
        <draw:line draw:style-name="gr5" draw:layer="layout" svg:x1="13.305cm" svg:y1="7.409cm" svg:x2="12.662cm" svg:y2="7.938cm">
          <text:p text:style-name="P1"/>
        </draw:line>
        <draw:line draw:style-name="gr5" draw:layer="layout" svg:x1="11.49cm" svg:y1="9.336cm" svg:x2="11.037cm" svg:y2="9.828cm">
          <text:p text:style-name="P1"/>
        </draw:line>
        <draw:line draw:style-name="gr5" draw:layer="layout" svg:x1="10.054cm" svg:y1="11.377cm" svg:x2="9.865cm" svg:y2="11.869cm">
          <text:p text:style-name="P1"/>
        </draw:line>
        <draw:line draw:style-name="gr5" draw:layer="layout" svg:x1="8.958cm" svg:y1="13.494cm" svg:x2="8.58cm" svg:y2="13.872cm">
          <text:p text:style-name="P1"/>
        </draw:line>
        <draw:line draw:style-name="gr5" draw:layer="layout" svg:x1="7.597cm" svg:y1="15.46cm" svg:x2="7.295cm" svg:y2="16.027cm">
          <text:p text:style-name="P1"/>
        </draw:line>
        <draw:line draw:style-name="gr5" draw:layer="layout" svg:x1="6.615cm" svg:y1="17.69cm" svg:x2="5.934cm" svg:y2="18.257cm">
          <text:p text:style-name="P1"/>
        </draw:line>
        <draw:ellipse draw:style-name="gr7" draw:layer="layout" svg:width="1.866cm" svg:height="1.805cm" svg:x="12.587cm" svg:y="9.792cm">
          <text:p text:style-name="P1"/>
        </draw:ellipse>
        <draw:frame draw:style-name="gr8" draw:text-style-name="P7" draw:layer="layout" svg:width="0.577cm" svg:height="0.628cm" svg:x="13.304cm" svg:y="10.396cm">
          <draw:text-box>
            <text:p text:style-name="P1"><text:span text:style-name="T3">b</text:span></text:p>
          </draw:text-box>
        </draw:frame>
        <draw:line draw:style-name="gr5" draw:layer="layout" svg:x1="13.418cm" svg:y1="11.566cm" svg:x2="13.305cm" svg:y2="12.663cm">
          <text:p text:style-name="P1"/>
        </draw:line>
        <draw:ellipse draw:style-name="gr7" draw:layer="layout" svg:width="1.866cm" svg:height="1.805cm" svg:x="12.285cm" svg:y="12.665cm">
          <text:p text:style-name="P1"/>
        </draw:ellipse>
        <draw:frame draw:style-name="gr8" draw:text-style-name="P7" draw:layer="layout" svg:width="0.577cm" svg:height="0.628cm" svg:x="13.002cm" svg:y="13.269cm">
          <draw:text-box>
            <text:p text:style-name="P1"><text:span text:style-name="T3">b</text:span></text:p>
          </draw:text-box>
        </draw:frame>
        <draw:line draw:style-name="gr5" draw:layer="layout" svg:x1="12.813cm" svg:y1="14.44cm" svg:x2="12.511cm" svg:y2="15.233cm">
          <text:p text:style-name="P1"/>
        </draw:line>
        <draw:rect draw:style-name="gr7" draw:layer="layout" svg:width="1.731cm" svg:height="1.874cm" svg:x="10.546cm" svg:y="17.878cm">
          <text:p text:style-name="P1"/>
        </draw:rect>
        <draw:ellipse draw:style-name="gr7" draw:layer="layout" svg:width="1.866cm" svg:height="1.805cm" svg:x="11.115cm" svg:y="15.121cm">
          <text:p text:style-name="P1"/>
        </draw:ellipse>
        <draw:frame draw:style-name="gr8" draw:text-style-name="P7" draw:layer="layout" svg:width="0.577cm" svg:height="0.628cm" svg:x="11.832cm" svg:y="15.725cm">
          <draw:text-box>
            <text:p text:style-name="P1"><text:span text:style-name="T3">a</text:span></text:p>
          </draw:text-box>
        </draw:frame>
        <draw:frame draw:style-name="gr8" draw:text-style-name="P7" draw:layer="layout" svg:width="0.577cm" svg:height="0.628cm" svg:x="11.226cm" svg:y="18.371cm">
          <draw:text-box>
            <text:p text:style-name="P1"><text:span text:style-name="T3">a</text:span></text:p>
          </draw:text-box>
        </draw:frame>
        <draw:line draw:style-name="gr5" draw:layer="layout" svg:x1="11.831cm" svg:y1="16.896cm" svg:x2="11.528cm" svg:y2="17.841cm">
          <text:p text:style-name="P1"/>
        </draw:line>
        <draw:line draw:style-name="gr5" draw:layer="layout" svg:x1="12.549cm" svg:y1="9.261cm" svg:x2="12.851cm" svg:y2="10.092cm">
          <text:p text:style-name="P1"/>
        </draw:line>
        <presentation:notes draw:style-name="dp2">
          <draw:page-thumbnail draw:style-name="gr2" draw:layer="layout" svg:width="13.705cm" svg:height="10.279cm" svg:x="3.647cm" svg:y="2.853cm" draw:page-number="25" presentation:class="page"/>
          <draw:frame presentation:style-name="pr7" draw:text-style-name="P1" draw:layer="layout" svg:width="14.517cm" svg:height="11.41cm" svg:x="3.249cm" svg:y="14.13cm" presentation:class="notes" presentation:placeholder="true">
            <draw:text-box/>
          </draw:frame>
        </presentation:notes>
      </draw:page>
      <draw:page draw:name="ST5"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4.99cm" svg:y="18.257cm">
          <text:p text:style-name="P1"/>
        </draw:rect>
        <draw:ellipse draw:style-name="gr7" draw:layer="layout" svg:width="2.389cm" svg:height="2.207cm" svg:x="13.079cm" svg:y="5.671cm">
          <text:p text:style-name="P1"/>
        </draw:ellipse>
        <draw:frame draw:style-name="gr1" draw:text-style-name="P6" draw:layer="layout" svg:width="1.907cm" svg:height="0.628cm" svg:x="13.23cm" svg:y="6.464cm">
          <draw:text-box>
            <text:p text:style-name="P1"><text:span text:style-name="T3">(empty)</text:span></text:p>
          </draw:text-box>
        </draw:frame>
        <draw:ellipse draw:style-name="gr6" draw:layer="layout" svg:width="1.866cm" svg:height="1.805cm" svg:x="11.076cm" svg:y="7.636cm">
          <text:p text:style-name="P1"/>
        </draw:ellipse>
        <draw:frame draw:style-name="gr8" draw:text-style-name="P7" draw:layer="layout" svg:width="0.577cm" svg:height="0.628cm" svg:x="11.793cm" svg:y="8.24cm">
          <draw:text-box>
            <text:p text:style-name="P1"><text:span text:style-name="T3">a</text:span></text:p>
          </draw:text-box>
        </draw:frame>
        <draw:ellipse draw:style-name="gr6" draw:layer="layout" svg:width="1.866cm" svg:height="1.805cm" svg:x="9.753cm" svg:y="9.678cm">
          <text:p text:style-name="P1"/>
        </draw:ellipse>
        <draw:frame draw:style-name="gr8" draw:text-style-name="P7" draw:layer="layout" svg:width="0.577cm" svg:height="0.628cm" svg:x="10.47cm" svg:y="10.282cm">
          <draw:text-box>
            <text:p text:style-name="P1"><text:span text:style-name="T3">a</text:span></text:p>
          </draw:text-box>
        </draw:frame>
        <draw:ellipse draw:style-name="gr6" draw:layer="layout" svg:width="1.866cm" svg:height="1.805cm" svg:x="8.43cm" svg:y="11.719cm">
          <text:p text:style-name="P1"/>
        </draw:ellipse>
        <draw:frame draw:style-name="gr8" draw:text-style-name="P7" draw:layer="layout" svg:width="0.577cm" svg:height="0.628cm" svg:x="9.147cm" svg:y="12.323cm">
          <draw:text-box>
            <text:p text:style-name="P1"><text:span text:style-name="T3">b</text:span></text:p>
          </draw:text-box>
        </draw:frame>
        <draw:ellipse draw:style-name="gr6" draw:layer="layout" svg:width="1.866cm" svg:height="1.805cm" svg:x="7.145cm" svg:y="13.722cm">
          <text:p text:style-name="P1"/>
        </draw:ellipse>
        <draw:frame draw:style-name="gr8" draw:text-style-name="P7" draw:layer="layout" svg:width="0.577cm" svg:height="0.628cm" svg:x="7.862cm" svg:y="14.326cm">
          <draw:text-box>
            <text:p text:style-name="P1"><text:span text:style-name="T3">b</text:span></text:p>
          </draw:text-box>
        </draw:frame>
        <draw:ellipse draw:style-name="gr6" draw:layer="layout" svg:width="1.866cm" svg:height="1.805cm" svg:x="6.163cm" svg:y="15.991cm">
          <text:p text:style-name="P1"/>
        </draw:ellipse>
        <draw:frame draw:style-name="gr8" draw:text-style-name="P7" draw:layer="layout" svg:width="0.577cm" svg:height="0.628cm" svg:x="6.88cm" svg:y="16.595cm">
          <draw:text-box>
            <text:p text:style-name="P1"><text:span text:style-name="T3">a</text:span></text:p>
          </draw:text-box>
        </draw:frame>
        <draw:frame draw:style-name="gr8" draw:text-style-name="P7" draw:layer="layout" svg:width="0.577cm" svg:height="0.628cm" svg:x="5.67cm" svg:y="18.75cm">
          <draw:text-box>
            <text:p text:style-name="P1"><text:span text:style-name="T3">a</text:span></text:p>
          </draw:text-box>
        </draw:frame>
        <draw:line draw:style-name="gr5" draw:layer="layout" svg:x1="13.305cm" svg:y1="7.409cm" svg:x2="12.662cm" svg:y2="7.938cm">
          <text:p text:style-name="P1"/>
        </draw:line>
        <draw:line draw:style-name="gr5" draw:layer="layout" svg:x1="11.49cm" svg:y1="9.336cm" svg:x2="11.037cm" svg:y2="9.828cm">
          <text:p text:style-name="P1"/>
        </draw:line>
        <draw:line draw:style-name="gr5" draw:layer="layout" svg:x1="10.054cm" svg:y1="11.377cm" svg:x2="9.865cm" svg:y2="11.869cm">
          <text:p text:style-name="P1"/>
        </draw:line>
        <draw:line draw:style-name="gr5" draw:layer="layout" svg:x1="8.958cm" svg:y1="13.494cm" svg:x2="8.58cm" svg:y2="13.872cm">
          <text:p text:style-name="P1"/>
        </draw:line>
        <draw:line draw:style-name="gr5" draw:layer="layout" svg:x1="7.597cm" svg:y1="15.46cm" svg:x2="7.295cm" svg:y2="16.027cm">
          <text:p text:style-name="P1"/>
        </draw:line>
        <draw:line draw:style-name="gr5" draw:layer="layout" svg:x1="6.615cm" svg:y1="17.69cm" svg:x2="5.934cm" svg:y2="18.257cm">
          <text:p text:style-name="P1"/>
        </draw:line>
        <draw:ellipse draw:style-name="gr6" draw:layer="layout" svg:width="1.866cm" svg:height="1.805cm" svg:x="12.587cm" svg:y="9.792cm">
          <text:p text:style-name="P1"/>
        </draw:ellipse>
        <draw:frame draw:style-name="gr8" draw:text-style-name="P7" draw:layer="layout" svg:width="0.577cm" svg:height="0.628cm" svg:x="13.304cm" svg:y="10.396cm">
          <draw:text-box>
            <text:p text:style-name="P1"><text:span text:style-name="T3">b</text:span></text:p>
          </draw:text-box>
        </draw:frame>
        <draw:line draw:style-name="gr5" draw:layer="layout" svg:x1="13.418cm" svg:y1="11.566cm" svg:x2="13.305cm" svg:y2="12.663cm">
          <text:p text:style-name="P1"/>
        </draw:line>
        <draw:ellipse draw:style-name="gr6" draw:layer="layout" svg:width="1.866cm" svg:height="1.805cm" svg:x="12.285cm" svg:y="12.665cm">
          <text:p text:style-name="P1"/>
        </draw:ellipse>
        <draw:frame draw:style-name="gr8" draw:text-style-name="P7" draw:layer="layout" svg:width="0.577cm" svg:height="0.628cm" svg:x="13.002cm" svg:y="13.269cm">
          <draw:text-box>
            <text:p text:style-name="P1"><text:span text:style-name="T3">b</text:span></text:p>
          </draw:text-box>
        </draw:frame>
        <draw:line draw:style-name="gr5" draw:layer="layout" svg:x1="12.813cm" svg:y1="14.44cm" svg:x2="12.511cm" svg:y2="15.233cm">
          <text:p text:style-name="P1"/>
        </draw:line>
        <draw:rect draw:style-name="gr6" draw:layer="layout" svg:width="1.731cm" svg:height="1.874cm" svg:x="10.546cm" svg:y="17.878cm">
          <text:p text:style-name="P1"/>
        </draw:rect>
        <draw:ellipse draw:style-name="gr6" draw:layer="layout" svg:width="1.866cm" svg:height="1.805cm" svg:x="11.115cm" svg:y="15.121cm">
          <text:p text:style-name="P1"/>
        </draw:ellipse>
        <draw:frame draw:style-name="gr8" draw:text-style-name="P7" draw:layer="layout" svg:width="0.577cm" svg:height="0.628cm" svg:x="11.832cm" svg:y="15.725cm">
          <draw:text-box>
            <text:p text:style-name="P1"><text:span text:style-name="T3">a</text:span></text:p>
          </draw:text-box>
        </draw:frame>
        <draw:frame draw:style-name="gr8" draw:text-style-name="P7" draw:layer="layout" svg:width="0.577cm" svg:height="0.628cm" svg:x="11.226cm" svg:y="18.371cm">
          <draw:text-box>
            <text:p text:style-name="P1"><text:span text:style-name="T3">a</text:span></text:p>
          </draw:text-box>
        </draw:frame>
        <draw:line draw:style-name="gr5" draw:layer="layout" svg:x1="11.831cm" svg:y1="16.896cm" svg:x2="11.528cm" svg:y2="17.841cm">
          <text:p text:style-name="P1"/>
        </draw:line>
        <draw:line draw:style-name="gr5" draw:layer="layout" svg:x1="12.549cm" svg:y1="9.261cm" svg:x2="12.851cm" svg:y2="10.092cm">
          <text:p text:style-name="P1"/>
        </draw:line>
        <draw:ellipse draw:style-name="gr7" draw:layer="layout" svg:width="1.866cm" svg:height="1.805cm" svg:x="15.196cm" svg:y="7.826cm">
          <text:p text:style-name="P1"/>
        </draw:ellipse>
        <draw:frame draw:style-name="gr8" draw:text-style-name="P7" draw:layer="layout" svg:width="0.577cm" svg:height="0.628cm" svg:x="15.913cm" svg:y="8.43cm">
          <draw:text-box>
            <text:p text:style-name="P1"><text:span text:style-name="T3">b</text:span></text:p>
          </draw:text-box>
        </draw:frame>
        <draw:line draw:style-name="gr5" draw:layer="layout" svg:x1="16.707cm" svg:y1="11.982cm" svg:x2="16.82cm" svg:y2="12.663cm">
          <text:p text:style-name="P1"/>
        </draw:line>
        <draw:ellipse draw:style-name="gr7" draw:layer="layout" svg:width="1.866cm" svg:height="1.805cm" svg:x="15.839cm" svg:y="10.17cm">
          <text:p text:style-name="P1"/>
        </draw:ellipse>
        <draw:frame draw:style-name="gr8" draw:text-style-name="P7" draw:layer="layout" svg:width="0.577cm" svg:height="0.628cm" svg:x="16.556cm" svg:y="10.774cm">
          <draw:text-box>
            <text:p text:style-name="P1"><text:span text:style-name="T3">b</text:span></text:p>
          </draw:text-box>
        </draw:frame>
        <draw:line draw:style-name="gr5" draw:layer="layout" svg:x1="16.366cm" svg:y1="9.601cm" svg:x2="16.48cm" svg:y2="10.206cm">
          <text:p text:style-name="P1"/>
        </draw:line>
        <draw:rect draw:style-name="gr7" draw:layer="layout" svg:width="1.731cm" svg:height="1.874cm" svg:x="15.838cm" svg:y="15.496cm">
          <text:p text:style-name="P1"/>
        </draw:rect>
        <draw:ellipse draw:style-name="gr7" draw:layer="layout" svg:width="1.866cm" svg:height="1.805cm" svg:x="15.954cm" svg:y="12.626cm">
          <text:p text:style-name="P1"/>
        </draw:ellipse>
        <draw:frame draw:style-name="gr8" draw:text-style-name="P7" draw:layer="layout" svg:width="0.577cm" svg:height="0.628cm" svg:x="16.671cm" svg:y="13.23cm">
          <draw:text-box>
            <text:p text:style-name="P1"><text:span text:style-name="T3">a</text:span></text:p>
          </draw:text-box>
        </draw:frame>
        <draw:frame draw:style-name="gr8" draw:text-style-name="P7" draw:layer="layout" svg:width="0.577cm" svg:height="0.628cm" svg:x="16.518cm" svg:y="15.989cm">
          <draw:text-box>
            <text:p text:style-name="P1"><text:span text:style-name="T3">a</text:span></text:p>
          </draw:text-box>
        </draw:frame>
        <draw:line draw:style-name="gr5" draw:layer="layout" svg:x1="16.858cm" svg:y1="14.439cm" svg:x2="16.82cm" svg:y2="15.459cm">
          <text:p text:style-name="P1"/>
        </draw:line>
        <draw:line draw:style-name="gr5" draw:layer="layout" svg:x1="14.968cm" svg:y1="7.711cm" svg:x2="15.497cm" svg:y2="8.165cm">
          <text:p text:style-name="P1"/>
        </draw:line>
        <presentation:notes draw:style-name="dp2">
          <draw:page-thumbnail draw:style-name="gr2" draw:layer="layout" svg:width="13.705cm" svg:height="10.279cm" svg:x="3.647cm" svg:y="2.853cm" draw:page-number="26" presentation:class="page"/>
          <draw:frame presentation:style-name="pr7" draw:text-style-name="P1" draw:layer="layout" svg:width="14.517cm" svg:height="11.41cm" svg:x="3.249cm" svg:y="14.13cm" presentation:class="notes" presentation:placeholder="true">
            <draw:text-box/>
          </draw:frame>
        </presentation:notes>
      </draw:page>
      <draw:page draw:name="ST6"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4.99cm" svg:y="18.257cm">
          <text:p text:style-name="P1"/>
        </draw:rect>
        <draw:ellipse draw:style-name="gr7" draw:layer="layout" svg:width="2.389cm" svg:height="2.207cm" svg:x="13.079cm" svg:y="5.671cm">
          <text:p text:style-name="P1"/>
        </draw:ellipse>
        <draw:frame draw:style-name="gr1" draw:text-style-name="P6" draw:layer="layout" svg:width="1.907cm" svg:height="0.628cm" svg:x="13.23cm" svg:y="6.464cm">
          <draw:text-box>
            <text:p text:style-name="P1"><text:span text:style-name="T3">(empty)</text:span></text:p>
          </draw:text-box>
        </draw:frame>
        <draw:ellipse draw:style-name="gr6" draw:layer="layout" svg:width="1.866cm" svg:height="1.805cm" svg:x="11.076cm" svg:y="7.636cm">
          <text:p text:style-name="P1"/>
        </draw:ellipse>
        <draw:frame draw:style-name="gr8" draw:text-style-name="P7" draw:layer="layout" svg:width="0.577cm" svg:height="0.628cm" svg:x="11.793cm" svg:y="8.24cm">
          <draw:text-box>
            <text:p text:style-name="P1"><text:span text:style-name="T3">a</text:span></text:p>
          </draw:text-box>
        </draw:frame>
        <draw:ellipse draw:style-name="gr6" draw:layer="layout" svg:width="1.866cm" svg:height="1.805cm" svg:x="9.753cm" svg:y="9.678cm">
          <text:p text:style-name="P1"/>
        </draw:ellipse>
        <draw:frame draw:style-name="gr8" draw:text-style-name="P7" draw:layer="layout" svg:width="0.577cm" svg:height="0.628cm" svg:x="10.47cm" svg:y="10.282cm">
          <draw:text-box>
            <text:p text:style-name="P1"><text:span text:style-name="T3">a</text:span></text:p>
          </draw:text-box>
        </draw:frame>
        <draw:ellipse draw:style-name="gr6" draw:layer="layout" svg:width="1.866cm" svg:height="1.805cm" svg:x="8.43cm" svg:y="11.719cm">
          <text:p text:style-name="P1"/>
        </draw:ellipse>
        <draw:frame draw:style-name="gr8" draw:text-style-name="P7" draw:layer="layout" svg:width="0.577cm" svg:height="0.628cm" svg:x="9.147cm" svg:y="12.323cm">
          <draw:text-box>
            <text:p text:style-name="P1"><text:span text:style-name="T3">b</text:span></text:p>
          </draw:text-box>
        </draw:frame>
        <draw:ellipse draw:style-name="gr6" draw:layer="layout" svg:width="1.866cm" svg:height="1.805cm" svg:x="7.145cm" svg:y="13.722cm">
          <text:p text:style-name="P1"/>
        </draw:ellipse>
        <draw:frame draw:style-name="gr8" draw:text-style-name="P7" draw:layer="layout" svg:width="0.577cm" svg:height="0.628cm" svg:x="7.862cm" svg:y="14.326cm">
          <draw:text-box>
            <text:p text:style-name="P1"><text:span text:style-name="T3">b</text:span></text:p>
          </draw:text-box>
        </draw:frame>
        <draw:ellipse draw:style-name="gr6" draw:layer="layout" svg:width="1.866cm" svg:height="1.805cm" svg:x="6.163cm" svg:y="15.991cm">
          <text:p text:style-name="P1"/>
        </draw:ellipse>
        <draw:frame draw:style-name="gr8" draw:text-style-name="P7" draw:layer="layout" svg:width="0.577cm" svg:height="0.628cm" svg:x="6.88cm" svg:y="16.595cm">
          <draw:text-box>
            <text:p text:style-name="P1"><text:span text:style-name="T3">a</text:span></text:p>
          </draw:text-box>
        </draw:frame>
        <draw:frame draw:style-name="gr8" draw:text-style-name="P7" draw:layer="layout" svg:width="0.577cm" svg:height="0.628cm" svg:x="5.67cm" svg:y="18.75cm">
          <draw:text-box>
            <text:p text:style-name="P1"><text:span text:style-name="T3">a</text:span></text:p>
          </draw:text-box>
        </draw:frame>
        <draw:line draw:style-name="gr5" draw:layer="layout" svg:x1="13.305cm" svg:y1="7.409cm" svg:x2="12.662cm" svg:y2="7.938cm">
          <text:p text:style-name="P1"/>
        </draw:line>
        <draw:line draw:style-name="gr5" draw:layer="layout" svg:x1="11.49cm" svg:y1="9.336cm" svg:x2="11.037cm" svg:y2="9.828cm">
          <text:p text:style-name="P1"/>
        </draw:line>
        <draw:line draw:style-name="gr5" draw:layer="layout" svg:x1="10.054cm" svg:y1="11.377cm" svg:x2="9.865cm" svg:y2="11.869cm">
          <text:p text:style-name="P1"/>
        </draw:line>
        <draw:line draw:style-name="gr5" draw:layer="layout" svg:x1="8.958cm" svg:y1="13.494cm" svg:x2="8.58cm" svg:y2="13.872cm">
          <text:p text:style-name="P1"/>
        </draw:line>
        <draw:line draw:style-name="gr5" draw:layer="layout" svg:x1="7.597cm" svg:y1="15.46cm" svg:x2="7.295cm" svg:y2="16.027cm">
          <text:p text:style-name="P1"/>
        </draw:line>
        <draw:line draw:style-name="gr5" draw:layer="layout" svg:x1="6.615cm" svg:y1="17.69cm" svg:x2="5.934cm" svg:y2="18.257cm">
          <text:p text:style-name="P1"/>
        </draw:line>
        <draw:ellipse draw:style-name="gr6" draw:layer="layout" svg:width="1.866cm" svg:height="1.805cm" svg:x="12.587cm" svg:y="9.792cm">
          <text:p text:style-name="P1"/>
        </draw:ellipse>
        <draw:frame draw:style-name="gr8" draw:text-style-name="P7" draw:layer="layout" svg:width="0.577cm" svg:height="0.628cm" svg:x="13.304cm" svg:y="10.396cm">
          <draw:text-box>
            <text:p text:style-name="P1"><text:span text:style-name="T3">b</text:span></text:p>
          </draw:text-box>
        </draw:frame>
        <draw:line draw:style-name="gr5" draw:layer="layout" svg:x1="13.418cm" svg:y1="11.566cm" svg:x2="13.305cm" svg:y2="12.663cm">
          <text:p text:style-name="P1"/>
        </draw:line>
        <draw:ellipse draw:style-name="gr6" draw:layer="layout" svg:width="1.866cm" svg:height="1.805cm" svg:x="12.285cm" svg:y="12.665cm">
          <text:p text:style-name="P1"/>
        </draw:ellipse>
        <draw:frame draw:style-name="gr8" draw:text-style-name="P7" draw:layer="layout" svg:width="0.577cm" svg:height="0.628cm" svg:x="13.002cm" svg:y="13.269cm">
          <draw:text-box>
            <text:p text:style-name="P1"><text:span text:style-name="T3">b</text:span></text:p>
          </draw:text-box>
        </draw:frame>
        <draw:line draw:style-name="gr5" draw:layer="layout" svg:x1="12.813cm" svg:y1="14.44cm" svg:x2="12.511cm" svg:y2="15.233cm">
          <text:p text:style-name="P1"/>
        </draw:line>
        <draw:rect draw:style-name="gr6" draw:layer="layout" svg:width="1.731cm" svg:height="1.874cm" svg:x="10.546cm" svg:y="17.878cm">
          <text:p text:style-name="P1"/>
        </draw:rect>
        <draw:ellipse draw:style-name="gr6" draw:layer="layout" svg:width="1.866cm" svg:height="1.805cm" svg:x="11.115cm" svg:y="15.121cm">
          <text:p text:style-name="P1"/>
        </draw:ellipse>
        <draw:frame draw:style-name="gr8" draw:text-style-name="P7" draw:layer="layout" svg:width="0.577cm" svg:height="0.628cm" svg:x="11.832cm" svg:y="15.725cm">
          <draw:text-box>
            <text:p text:style-name="P1"><text:span text:style-name="T3">a</text:span></text:p>
          </draw:text-box>
        </draw:frame>
        <draw:frame draw:style-name="gr8" draw:text-style-name="P7" draw:layer="layout" svg:width="0.577cm" svg:height="0.628cm" svg:x="11.226cm" svg:y="18.371cm">
          <draw:text-box>
            <text:p text:style-name="P1"><text:span text:style-name="T3">a</text:span></text:p>
          </draw:text-box>
        </draw:frame>
        <draw:line draw:style-name="gr5" draw:layer="layout" svg:x1="11.831cm" svg:y1="16.896cm" svg:x2="11.528cm" svg:y2="17.841cm">
          <text:p text:style-name="P1"/>
        </draw:line>
        <draw:line draw:style-name="gr5" draw:layer="layout" svg:x1="12.549cm" svg:y1="9.261cm" svg:x2="12.851cm" svg:y2="10.092cm">
          <text:p text:style-name="P1"/>
        </draw:line>
        <draw:ellipse draw:style-name="gr7" draw:layer="layout" svg:width="1.866cm" svg:height="1.805cm" svg:x="15.196cm" svg:y="7.826cm">
          <text:p text:style-name="P1"/>
        </draw:ellipse>
        <draw:frame draw:style-name="gr8" draw:text-style-name="P7" draw:layer="layout" svg:width="0.577cm" svg:height="0.628cm" svg:x="15.913cm" svg:y="8.43cm">
          <draw:text-box>
            <text:p text:style-name="P1"><text:span text:style-name="T3">b</text:span></text:p>
          </draw:text-box>
        </draw:frame>
        <draw:line draw:style-name="gr5" draw:layer="layout" svg:x1="16.707cm" svg:y1="11.982cm" svg:x2="16.82cm" svg:y2="12.663cm">
          <text:p text:style-name="P1"/>
        </draw:line>
        <draw:ellipse draw:style-name="gr6" draw:layer="layout" svg:width="1.866cm" svg:height="1.805cm" svg:x="15.839cm" svg:y="10.17cm">
          <text:p text:style-name="P1"/>
        </draw:ellipse>
        <draw:frame draw:style-name="gr8" draw:text-style-name="P7" draw:layer="layout" svg:width="0.577cm" svg:height="0.628cm" svg:x="16.556cm" svg:y="10.774cm">
          <draw:text-box>
            <text:p text:style-name="P1"><text:span text:style-name="T3">b</text:span></text:p>
          </draw:text-box>
        </draw:frame>
        <draw:line draw:style-name="gr5" draw:layer="layout" svg:x1="16.366cm" svg:y1="9.601cm" svg:x2="16.48cm" svg:y2="10.206cm">
          <text:p text:style-name="P1"/>
        </draw:line>
        <draw:rect draw:style-name="gr6" draw:layer="layout" svg:width="1.731cm" svg:height="1.874cm" svg:x="15.838cm" svg:y="15.496cm">
          <text:p text:style-name="P1"/>
        </draw:rect>
        <draw:ellipse draw:style-name="gr6" draw:layer="layout" svg:width="1.866cm" svg:height="1.805cm" svg:x="15.954cm" svg:y="12.626cm">
          <text:p text:style-name="P1"/>
        </draw:ellipse>
        <draw:frame draw:style-name="gr8" draw:text-style-name="P7" draw:layer="layout" svg:width="0.577cm" svg:height="0.628cm" svg:x="16.671cm" svg:y="13.23cm">
          <draw:text-box>
            <text:p text:style-name="P1"><text:span text:style-name="T3">a</text:span></text:p>
          </draw:text-box>
        </draw:frame>
        <draw:frame draw:style-name="gr8" draw:text-style-name="P7" draw:layer="layout" svg:width="0.577cm" svg:height="0.628cm" svg:x="16.518cm" svg:y="15.989cm">
          <draw:text-box>
            <text:p text:style-name="P1"><text:span text:style-name="T3">a</text:span></text:p>
          </draw:text-box>
        </draw:frame>
        <draw:line draw:style-name="gr5" draw:layer="layout" svg:x1="16.858cm" svg:y1="14.439cm" svg:x2="16.82cm" svg:y2="15.459cm">
          <text:p text:style-name="P1"/>
        </draw:line>
        <draw:line draw:style-name="gr5" draw:layer="layout" svg:x1="14.968cm" svg:y1="7.711cm" svg:x2="15.497cm" svg:y2="8.165cm">
          <text:p text:style-name="P1"/>
        </draw:line>
        <draw:rect draw:style-name="gr7" draw:layer="layout" svg:width="1.731cm" svg:height="1.874cm" svg:x="19.052cm" svg:y="12.017cm">
          <text:p text:style-name="P1"/>
        </draw:rect>
        <draw:ellipse draw:style-name="gr7" draw:layer="layout" svg:width="1.866cm" svg:height="1.805cm" svg:x="18.752cm" svg:y="9.11cm">
          <text:p text:style-name="P1"/>
        </draw:ellipse>
        <draw:frame draw:style-name="gr8" draw:text-style-name="P7" draw:layer="layout" svg:width="0.577cm" svg:height="0.628cm" svg:x="19.469cm" svg:y="9.714cm">
          <draw:text-box>
            <text:p text:style-name="P1"><text:span text:style-name="T3">a</text:span></text:p>
          </draw:text-box>
        </draw:frame>
        <draw:frame draw:style-name="gr8" draw:text-style-name="P7" draw:layer="layout" svg:width="0.577cm" svg:height="0.628cm" svg:x="19.656cm" svg:y="12.624cm">
          <draw:text-box>
            <text:p text:style-name="P1"><text:span text:style-name="T3">a</text:span></text:p>
          </draw:text-box>
        </draw:frame>
        <draw:line draw:style-name="gr5" draw:layer="layout" svg:x1="19.656cm" svg:y1="10.923cm" svg:x2="19.844cm" svg:y2="12.02cm">
          <text:p text:style-name="P1"/>
        </draw:line>
        <draw:line draw:style-name="gr5" draw:layer="layout" svg:x1="17.047cm" svg:y1="8.883cm" svg:x2="18.937cm" svg:y2="9.525cm">
          <text:p text:style-name="P1"/>
        </draw:line>
        <presentation:notes draw:style-name="dp2">
          <draw:page-thumbnail draw:style-name="gr2" draw:layer="layout" svg:width="13.705cm" svg:height="10.279cm" svg:x="3.647cm" svg:y="2.853cm" draw:page-number="27" presentation:class="page"/>
          <draw:frame presentation:style-name="pr7" draw:text-style-name="P1" draw:layer="layout" svg:width="14.517cm" svg:height="11.41cm" svg:x="3.249cm" svg:y="14.13cm" presentation:class="notes" presentation:placeholder="true">
            <draw:text-box/>
          </draw:frame>
        </presentation:notes>
      </draw:page>
      <draw:page draw:name="ST7" draw:style-name="dp3" draw:master-page-name="lyt-cool" presentation:presentation-page-layout-name="AL3T19">
        <office:forms form:automatic-focus="false" form:apply-design-mode="false"/>
        <draw:rect draw:style-name="gr7" draw:layer="layout" svg:width="1.731cm" svg:height="1.874cm" svg:x="9.717cm" svg:y="9.75cm">
          <text:p text:style-name="P1"/>
        </draw:rect>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4.991cm" svg:y="18.257cm">
          <text:p text:style-name="P1"/>
        </draw:rect>
        <draw:ellipse draw:style-name="gr7" draw:layer="layout" svg:width="2.389cm" svg:height="2.207cm" svg:x="13.08cm" svg:y="5.671cm">
          <text:p text:style-name="P1"/>
        </draw:ellipse>
        <draw:frame draw:style-name="gr1" draw:text-style-name="P6" draw:layer="layout" svg:width="1.907cm" svg:height="0.628cm" svg:x="13.231cm" svg:y="6.464cm">
          <draw:text-box>
            <text:p text:style-name="P1"><text:span text:style-name="T3">(empty)</text:span></text:p>
          </draw:text-box>
        </draw:frame>
        <draw:ellipse draw:style-name="gr7" draw:layer="layout" svg:width="1.866cm" svg:height="1.805cm" svg:x="11.077cm" svg:y="7.636cm">
          <text:p text:style-name="P1"/>
        </draw:ellipse>
        <draw:frame draw:style-name="gr8" draw:text-style-name="P7" draw:layer="layout" svg:width="0.577cm" svg:height="0.628cm" svg:x="11.794cm" svg:y="8.24cm">
          <draw:text-box>
            <text:p text:style-name="P1"><text:span text:style-name="T3">a</text:span></text:p>
          </draw:text-box>
        </draw:frame>
        <draw:frame draw:style-name="gr8" draw:text-style-name="P7" draw:layer="layout" svg:width="0.577cm" svg:height="0.628cm" svg:x="10.471cm" svg:y="10.282cm">
          <draw:text-box>
            <text:p text:style-name="P1"><text:span text:style-name="T3">a</text:span></text:p>
          </draw:text-box>
        </draw:frame>
        <draw:ellipse draw:style-name="gr6" draw:layer="layout" svg:width="1.866cm" svg:height="1.805cm" svg:x="8.431cm" svg:y="11.719cm">
          <text:p text:style-name="P1"/>
        </draw:ellipse>
        <draw:frame draw:style-name="gr8" draw:text-style-name="P7" draw:layer="layout" svg:width="0.577cm" svg:height="0.628cm" svg:x="9.148cm" svg:y="12.323cm">
          <draw:text-box>
            <text:p text:style-name="P1"><text:span text:style-name="T3">b</text:span></text:p>
          </draw:text-box>
        </draw:frame>
        <draw:ellipse draw:style-name="gr6" draw:layer="layout" svg:width="1.866cm" svg:height="1.805cm" svg:x="7.146cm" svg:y="13.722cm">
          <text:p text:style-name="P1"/>
        </draw:ellipse>
        <draw:frame draw:style-name="gr8" draw:text-style-name="P7" draw:layer="layout" svg:width="0.577cm" svg:height="0.628cm" svg:x="7.863cm" svg:y="14.326cm">
          <draw:text-box>
            <text:p text:style-name="P1"><text:span text:style-name="T3">b</text:span></text:p>
          </draw:text-box>
        </draw:frame>
        <draw:ellipse draw:style-name="gr6" draw:layer="layout" svg:width="1.866cm" svg:height="1.805cm" svg:x="6.164cm" svg:y="15.991cm">
          <text:p text:style-name="P1"/>
        </draw:ellipse>
        <draw:frame draw:style-name="gr8" draw:text-style-name="P7" draw:layer="layout" svg:width="0.577cm" svg:height="0.628cm" svg:x="6.881cm" svg:y="16.595cm">
          <draw:text-box>
            <text:p text:style-name="P1"><text:span text:style-name="T3">a</text:span></text:p>
          </draw:text-box>
        </draw:frame>
        <draw:frame draw:style-name="gr8" draw:text-style-name="P7" draw:layer="layout" svg:width="0.577cm" svg:height="0.628cm" svg:x="5.671cm" svg:y="18.75cm">
          <draw:text-box>
            <text:p text:style-name="P1"><text:span text:style-name="T3">a</text:span></text:p>
          </draw:text-box>
        </draw:frame>
        <draw:line draw:style-name="gr5" draw:layer="layout" svg:x1="13.306cm" svg:y1="7.409cm" svg:x2="12.663cm" svg:y2="7.938cm">
          <text:p text:style-name="P1"/>
        </draw:line>
        <draw:line draw:style-name="gr5" draw:layer="layout" svg:x1="11.491cm" svg:y1="9.336cm" svg:x2="11.038cm" svg:y2="9.828cm">
          <text:p text:style-name="P1"/>
        </draw:line>
        <draw:line draw:style-name="gr5" draw:layer="layout" svg:x1="10.432cm" svg:y1="11.604cm" svg:x2="9.866cm" svg:y2="11.869cm">
          <text:p text:style-name="P1"/>
        </draw:line>
        <draw:line draw:style-name="gr5" draw:layer="layout" svg:x1="8.959cm" svg:y1="13.494cm" svg:x2="8.581cm" svg:y2="13.872cm">
          <text:p text:style-name="P1"/>
        </draw:line>
        <draw:line draw:style-name="gr5" draw:layer="layout" svg:x1="7.598cm" svg:y1="15.46cm" svg:x2="7.296cm" svg:y2="16.027cm">
          <text:p text:style-name="P1"/>
        </draw:line>
        <draw:line draw:style-name="gr5" draw:layer="layout" svg:x1="6.616cm" svg:y1="17.69cm" svg:x2="5.935cm" svg:y2="18.257cm">
          <text:p text:style-name="P1"/>
        </draw:line>
        <draw:ellipse draw:style-name="gr6" draw:layer="layout" svg:width="1.866cm" svg:height="1.805cm" svg:x="12.588cm" svg:y="9.792cm">
          <text:p text:style-name="P1"/>
        </draw:ellipse>
        <draw:frame draw:style-name="gr8" draw:text-style-name="P7" draw:layer="layout" svg:width="0.577cm" svg:height="0.628cm" svg:x="13.305cm" svg:y="10.396cm">
          <draw:text-box>
            <text:p text:style-name="P1"><text:span text:style-name="T3">b</text:span></text:p>
          </draw:text-box>
        </draw:frame>
        <draw:line draw:style-name="gr5" draw:layer="layout" svg:x1="13.419cm" svg:y1="11.566cm" svg:x2="13.306cm" svg:y2="12.663cm">
          <text:p text:style-name="P1"/>
        </draw:line>
        <draw:ellipse draw:style-name="gr6" draw:layer="layout" svg:width="1.866cm" svg:height="1.805cm" svg:x="12.286cm" svg:y="12.665cm">
          <text:p text:style-name="P1"/>
        </draw:ellipse>
        <draw:frame draw:style-name="gr8" draw:text-style-name="P7" draw:layer="layout" svg:width="0.577cm" svg:height="0.628cm" svg:x="13.003cm" svg:y="13.269cm">
          <draw:text-box>
            <text:p text:style-name="P1"><text:span text:style-name="T3">b</text:span></text:p>
          </draw:text-box>
        </draw:frame>
        <draw:line draw:style-name="gr5" draw:layer="layout" svg:x1="12.814cm" svg:y1="14.44cm" svg:x2="12.512cm" svg:y2="15.233cm">
          <text:p text:style-name="P1"/>
        </draw:line>
        <draw:rect draw:style-name="gr6" draw:layer="layout" svg:width="1.731cm" svg:height="1.874cm" svg:x="10.547cm" svg:y="17.878cm">
          <text:p text:style-name="P1"/>
        </draw:rect>
        <draw:ellipse draw:style-name="gr6" draw:layer="layout" svg:width="1.866cm" svg:height="1.805cm" svg:x="11.116cm" svg:y="15.121cm">
          <text:p text:style-name="P1"/>
        </draw:ellipse>
        <draw:frame draw:style-name="gr8" draw:text-style-name="P7" draw:layer="layout" svg:width="0.577cm" svg:height="0.628cm" svg:x="11.833cm" svg:y="15.725cm">
          <draw:text-box>
            <text:p text:style-name="P1"><text:span text:style-name="T3">a</text:span></text:p>
          </draw:text-box>
        </draw:frame>
        <draw:frame draw:style-name="gr8" draw:text-style-name="P7" draw:layer="layout" svg:width="0.577cm" svg:height="0.628cm" svg:x="11.227cm" svg:y="18.371cm">
          <draw:text-box>
            <text:p text:style-name="P1"><text:span text:style-name="T3">a</text:span></text:p>
          </draw:text-box>
        </draw:frame>
        <draw:line draw:style-name="gr5" draw:layer="layout" svg:x1="11.832cm" svg:y1="16.896cm" svg:x2="11.529cm" svg:y2="17.841cm">
          <text:p text:style-name="P1"/>
        </draw:line>
        <draw:line draw:style-name="gr5" draw:layer="layout" svg:x1="12.55cm" svg:y1="9.261cm" svg:x2="12.852cm" svg:y2="10.092cm">
          <text:p text:style-name="P1"/>
        </draw:line>
        <draw:ellipse draw:style-name="gr6" draw:layer="layout" svg:width="1.866cm" svg:height="1.805cm" svg:x="15.197cm" svg:y="7.826cm">
          <text:p text:style-name="P1"/>
        </draw:ellipse>
        <draw:frame draw:style-name="gr8" draw:text-style-name="P7" draw:layer="layout" svg:width="0.577cm" svg:height="0.628cm" svg:x="15.914cm" svg:y="8.43cm">
          <draw:text-box>
            <text:p text:style-name="P1"><text:span text:style-name="T3">b</text:span></text:p>
          </draw:text-box>
        </draw:frame>
        <draw:line draw:style-name="gr5" draw:layer="layout" svg:x1="16.708cm" svg:y1="11.982cm" svg:x2="16.821cm" svg:y2="12.663cm">
          <text:p text:style-name="P1"/>
        </draw:line>
        <draw:ellipse draw:style-name="gr6" draw:layer="layout" svg:width="1.866cm" svg:height="1.805cm" svg:x="15.84cm" svg:y="10.17cm">
          <text:p text:style-name="P1"/>
        </draw:ellipse>
        <draw:frame draw:style-name="gr8" draw:text-style-name="P7" draw:layer="layout" svg:width="0.577cm" svg:height="0.628cm" svg:x="16.557cm" svg:y="10.774cm">
          <draw:text-box>
            <text:p text:style-name="P1"><text:span text:style-name="T3">b</text:span></text:p>
          </draw:text-box>
        </draw:frame>
        <draw:line draw:style-name="gr5" draw:layer="layout" svg:x1="16.367cm" svg:y1="9.601cm" svg:x2="16.481cm" svg:y2="10.206cm">
          <text:p text:style-name="P1"/>
        </draw:line>
        <draw:rect draw:style-name="gr6" draw:layer="layout" svg:width="1.731cm" svg:height="1.874cm" svg:x="15.839cm" svg:y="15.496cm">
          <text:p text:style-name="P1"/>
        </draw:rect>
        <draw:ellipse draw:style-name="gr6" draw:layer="layout" svg:width="1.866cm" svg:height="1.805cm" svg:x="15.955cm" svg:y="12.626cm">
          <text:p text:style-name="P1"/>
        </draw:ellipse>
        <draw:frame draw:style-name="gr8" draw:text-style-name="P7" draw:layer="layout" svg:width="0.577cm" svg:height="0.628cm" svg:x="16.672cm" svg:y="13.23cm">
          <draw:text-box>
            <text:p text:style-name="P1"><text:span text:style-name="T3">a</text:span></text:p>
          </draw:text-box>
        </draw:frame>
        <draw:frame draw:style-name="gr8" draw:text-style-name="P7" draw:layer="layout" svg:width="0.577cm" svg:height="0.628cm" svg:x="16.519cm" svg:y="15.989cm">
          <draw:text-box>
            <text:p text:style-name="P1"><text:span text:style-name="T3">a</text:span></text:p>
          </draw:text-box>
        </draw:frame>
        <draw:line draw:style-name="gr5" draw:layer="layout" svg:x1="16.859cm" svg:y1="14.439cm" svg:x2="16.821cm" svg:y2="15.459cm">
          <text:p text:style-name="P1"/>
        </draw:line>
        <draw:line draw:style-name="gr5" draw:layer="layout" svg:x1="14.969cm" svg:y1="7.711cm" svg:x2="15.498cm" svg:y2="8.165cm">
          <text:p text:style-name="P1"/>
        </draw:line>
        <draw:rect draw:style-name="gr6" draw:layer="layout" svg:width="1.731cm" svg:height="1.874cm" svg:x="19.053cm" svg:y="12.017cm">
          <text:p text:style-name="P1"/>
        </draw:rect>
        <draw:ellipse draw:style-name="gr6" draw:layer="layout" svg:width="1.866cm" svg:height="1.805cm" svg:x="18.753cm" svg:y="9.11cm">
          <text:p text:style-name="P1"/>
        </draw:ellipse>
        <draw:frame draw:style-name="gr8" draw:text-style-name="P7" draw:layer="layout" svg:width="0.577cm" svg:height="0.628cm" svg:x="19.47cm" svg:y="9.714cm">
          <draw:text-box>
            <text:p text:style-name="P1"><text:span text:style-name="T3">a</text:span></text:p>
          </draw:text-box>
        </draw:frame>
        <draw:frame draw:style-name="gr8" draw:text-style-name="P7" draw:layer="layout" svg:width="0.577cm" svg:height="0.628cm" svg:x="19.619cm" svg:y="12.7cm">
          <draw:text-box>
            <text:p text:style-name="P1"><text:span text:style-name="T3">a</text:span></text:p>
          </draw:text-box>
        </draw:frame>
        <draw:line draw:style-name="gr5" draw:layer="layout" svg:x1="19.657cm" svg:y1="10.923cm" svg:x2="19.845cm" svg:y2="12.02cm">
          <text:p text:style-name="P1"/>
        </draw:line>
        <draw:line draw:style-name="gr5" draw:layer="layout" svg:x1="17.048cm" svg:y1="8.883cm" svg:x2="18.938cm" svg:y2="9.525cm">
          <text:p text:style-name="P1"/>
        </draw:line>
        <presentation:notes draw:style-name="dp2">
          <draw:page-thumbnail draw:style-name="gr2" draw:layer="layout" svg:width="13.705cm" svg:height="10.279cm" svg:x="3.647cm" svg:y="2.853cm" draw:page-number="28" presentation:class="page"/>
          <draw:frame presentation:style-name="pr7" draw:text-style-name="P1" draw:layer="layout" svg:width="14.517cm" svg:height="11.41cm" svg:x="3.249cm" svg:y="14.13cm" presentation:class="notes" presentation:placeholder="true">
            <draw:text-box/>
          </draw:frame>
        </presentation:notes>
      </draw:page>
      <draw:page draw:name="ST8" draw:style-name="dp3" draw:master-page-name="lyt-cool" presentation:presentation-page-layout-name="AL3T19">
        <office:forms form:automatic-focus="false" form:apply-design-mode="false"/>
        <draw:rect draw:style-name="gr7" draw:layer="layout" svg:width="1.731cm" svg:height="1.874cm" svg:x="11.003cm" svg:y="7.672cm">
          <text:p text:style-name="P1"/>
        </draw:rect>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9.718cm" svg:y="9.75cm">
          <text:p text:style-name="P1"/>
        </draw:rect>
        <draw:rect draw:style-name="gr6" draw:layer="layout" svg:width="1.731cm" svg:height="1.874cm" svg:x="4.992cm" svg:y="18.257cm">
          <text:p text:style-name="P1"/>
        </draw:rect>
        <draw:ellipse draw:style-name="gr7" draw:layer="layout" svg:width="2.389cm" svg:height="2.207cm" svg:x="13.081cm" svg:y="5.671cm">
          <text:p text:style-name="P1"/>
        </draw:ellipse>
        <draw:frame draw:style-name="gr1" draw:text-style-name="P6" draw:layer="layout" svg:width="1.907cm" svg:height="0.628cm" svg:x="13.232cm" svg:y="6.464cm">
          <draw:text-box>
            <text:p text:style-name="P1"><text:span text:style-name="T3">(empty)</text:span></text:p>
          </draw:text-box>
        </draw:frame>
        <draw:frame draw:style-name="gr8" draw:text-style-name="P7" draw:layer="layout" svg:width="0.577cm" svg:height="0.628cm" svg:x="11.795cm" svg:y="8.24cm">
          <draw:text-box>
            <text:p text:style-name="P1"><text:span text:style-name="T3">a</text:span></text:p>
          </draw:text-box>
        </draw:frame>
        <draw:frame draw:style-name="gr8" draw:text-style-name="P7" draw:layer="layout" svg:width="0.577cm" svg:height="0.628cm" svg:x="10.472cm" svg:y="10.282cm">
          <draw:text-box>
            <text:p text:style-name="P1"><text:span text:style-name="T3">a</text:span></text:p>
          </draw:text-box>
        </draw:frame>
        <draw:ellipse draw:style-name="gr6" draw:layer="layout" svg:width="1.866cm" svg:height="1.805cm" svg:x="8.432cm" svg:y="11.719cm">
          <text:p text:style-name="P1"/>
        </draw:ellipse>
        <draw:frame draw:style-name="gr8" draw:text-style-name="P7" draw:layer="layout" svg:width="0.577cm" svg:height="0.628cm" svg:x="9.149cm" svg:y="12.323cm">
          <draw:text-box>
            <text:p text:style-name="P1"><text:span text:style-name="T3">b</text:span></text:p>
          </draw:text-box>
        </draw:frame>
        <draw:ellipse draw:style-name="gr6" draw:layer="layout" svg:width="1.866cm" svg:height="1.805cm" svg:x="7.147cm" svg:y="13.722cm">
          <text:p text:style-name="P1"/>
        </draw:ellipse>
        <draw:frame draw:style-name="gr8" draw:text-style-name="P7" draw:layer="layout" svg:width="0.577cm" svg:height="0.628cm" svg:x="7.864cm" svg:y="14.326cm">
          <draw:text-box>
            <text:p text:style-name="P1"><text:span text:style-name="T3">b</text:span></text:p>
          </draw:text-box>
        </draw:frame>
        <draw:ellipse draw:style-name="gr6" draw:layer="layout" svg:width="1.866cm" svg:height="1.805cm" svg:x="6.165cm" svg:y="15.991cm">
          <text:p text:style-name="P1"/>
        </draw:ellipse>
        <draw:frame draw:style-name="gr8" draw:text-style-name="P7" draw:layer="layout" svg:width="0.577cm" svg:height="0.628cm" svg:x="6.882cm" svg:y="16.595cm">
          <draw:text-box>
            <text:p text:style-name="P1"><text:span text:style-name="T3">a</text:span></text:p>
          </draw:text-box>
        </draw:frame>
        <draw:frame draw:style-name="gr8" draw:text-style-name="P7" draw:layer="layout" svg:width="0.577cm" svg:height="0.628cm" svg:x="5.672cm" svg:y="18.75cm">
          <draw:text-box>
            <text:p text:style-name="P1"><text:span text:style-name="T3">a</text:span></text:p>
          </draw:text-box>
        </draw:frame>
        <draw:line draw:style-name="gr5" draw:layer="layout" svg:x1="13.307cm" svg:y1="7.409cm" svg:x2="12.664cm" svg:y2="7.938cm">
          <text:p text:style-name="P1"/>
        </draw:line>
        <draw:line draw:style-name="gr5" draw:layer="layout" svg:x1="11.264cm" svg:y1="9.563cm" svg:x2="11.039cm" svg:y2="9.828cm">
          <text:p text:style-name="P1"/>
        </draw:line>
        <draw:line draw:style-name="gr5" draw:layer="layout" svg:x1="10.433cm" svg:y1="11.604cm" svg:x2="9.867cm" svg:y2="11.869cm">
          <text:p text:style-name="P1"/>
        </draw:line>
        <draw:line draw:style-name="gr5" draw:layer="layout" svg:x1="8.96cm" svg:y1="13.494cm" svg:x2="8.582cm" svg:y2="13.872cm">
          <text:p text:style-name="P1"/>
        </draw:line>
        <draw:line draw:style-name="gr5" draw:layer="layout" svg:x1="7.599cm" svg:y1="15.46cm" svg:x2="7.297cm" svg:y2="16.027cm">
          <text:p text:style-name="P1"/>
        </draw:line>
        <draw:line draw:style-name="gr5" draw:layer="layout" svg:x1="6.617cm" svg:y1="17.69cm" svg:x2="5.936cm" svg:y2="18.257cm">
          <text:p text:style-name="P1"/>
        </draw:line>
        <draw:ellipse draw:style-name="gr6" draw:layer="layout" svg:width="1.866cm" svg:height="1.805cm" svg:x="12.589cm" svg:y="9.792cm">
          <text:p text:style-name="P1"/>
        </draw:ellipse>
        <draw:frame draw:style-name="gr8" draw:text-style-name="P7" draw:layer="layout" svg:width="0.577cm" svg:height="0.628cm" svg:x="13.306cm" svg:y="10.396cm">
          <draw:text-box>
            <text:p text:style-name="P1"><text:span text:style-name="T3">b</text:span></text:p>
          </draw:text-box>
        </draw:frame>
        <draw:line draw:style-name="gr5" draw:layer="layout" svg:x1="13.42cm" svg:y1="11.566cm" svg:x2="13.307cm" svg:y2="12.663cm">
          <text:p text:style-name="P1"/>
        </draw:line>
        <draw:ellipse draw:style-name="gr6" draw:layer="layout" svg:width="1.866cm" svg:height="1.805cm" svg:x="12.287cm" svg:y="12.665cm">
          <text:p text:style-name="P1"/>
        </draw:ellipse>
        <draw:frame draw:style-name="gr8" draw:text-style-name="P7" draw:layer="layout" svg:width="0.577cm" svg:height="0.628cm" svg:x="13.004cm" svg:y="13.269cm">
          <draw:text-box>
            <text:p text:style-name="P1"><text:span text:style-name="T3">b</text:span></text:p>
          </draw:text-box>
        </draw:frame>
        <draw:line draw:style-name="gr5" draw:layer="layout" svg:x1="12.815cm" svg:y1="14.44cm" svg:x2="12.513cm" svg:y2="15.233cm">
          <text:p text:style-name="P1"/>
        </draw:line>
        <draw:rect draw:style-name="gr6" draw:layer="layout" svg:width="1.731cm" svg:height="1.874cm" svg:x="10.548cm" svg:y="17.878cm">
          <text:p text:style-name="P1"/>
        </draw:rect>
        <draw:ellipse draw:style-name="gr6" draw:layer="layout" svg:width="1.866cm" svg:height="1.805cm" svg:x="11.117cm" svg:y="15.121cm">
          <text:p text:style-name="P1"/>
        </draw:ellipse>
        <draw:frame draw:style-name="gr8" draw:text-style-name="P7" draw:layer="layout" svg:width="0.577cm" svg:height="0.628cm" svg:x="11.834cm" svg:y="15.725cm">
          <draw:text-box>
            <text:p text:style-name="P1"><text:span text:style-name="T3">a</text:span></text:p>
          </draw:text-box>
        </draw:frame>
        <draw:frame draw:style-name="gr8" draw:text-style-name="P7" draw:layer="layout" svg:width="0.577cm" svg:height="0.628cm" svg:x="11.228cm" svg:y="18.371cm">
          <draw:text-box>
            <text:p text:style-name="P1"><text:span text:style-name="T3">a</text:span></text:p>
          </draw:text-box>
        </draw:frame>
        <draw:line draw:style-name="gr5" draw:layer="layout" svg:x1="11.833cm" svg:y1="16.896cm" svg:x2="11.53cm" svg:y2="17.841cm">
          <text:p text:style-name="P1"/>
        </draw:line>
        <draw:line draw:style-name="gr5" draw:layer="layout" svg:x1="12.662cm" svg:y1="9.639cm" svg:x2="12.853cm" svg:y2="10.092cm">
          <text:p text:style-name="P1"/>
        </draw:line>
        <draw:ellipse draw:style-name="gr6" draw:layer="layout" svg:width="1.866cm" svg:height="1.805cm" svg:x="15.198cm" svg:y="7.826cm">
          <text:p text:style-name="P1"/>
        </draw:ellipse>
        <draw:frame draw:style-name="gr8" draw:text-style-name="P7" draw:layer="layout" svg:width="0.577cm" svg:height="0.628cm" svg:x="15.915cm" svg:y="8.43cm">
          <draw:text-box>
            <text:p text:style-name="P1"><text:span text:style-name="T3">b</text:span></text:p>
          </draw:text-box>
        </draw:frame>
        <draw:line draw:style-name="gr5" draw:layer="layout" svg:x1="16.709cm" svg:y1="11.982cm" svg:x2="16.822cm" svg:y2="12.663cm">
          <text:p text:style-name="P1"/>
        </draw:line>
        <draw:ellipse draw:style-name="gr6" draw:layer="layout" svg:width="1.866cm" svg:height="1.805cm" svg:x="15.841cm" svg:y="10.17cm">
          <text:p text:style-name="P1"/>
        </draw:ellipse>
        <draw:frame draw:style-name="gr8" draw:text-style-name="P7" draw:layer="layout" svg:width="0.577cm" svg:height="0.628cm" svg:x="16.558cm" svg:y="10.774cm">
          <draw:text-box>
            <text:p text:style-name="P1"><text:span text:style-name="T3">b</text:span></text:p>
          </draw:text-box>
        </draw:frame>
        <draw:line draw:style-name="gr5" draw:layer="layout" svg:x1="16.368cm" svg:y1="9.601cm" svg:x2="16.482cm" svg:y2="10.206cm">
          <text:p text:style-name="P1"/>
        </draw:line>
        <draw:rect draw:style-name="gr6" draw:layer="layout" svg:width="1.731cm" svg:height="1.874cm" svg:x="15.84cm" svg:y="15.496cm">
          <text:p text:style-name="P1"/>
        </draw:rect>
        <draw:ellipse draw:style-name="gr6" draw:layer="layout" svg:width="1.866cm" svg:height="1.805cm" svg:x="15.956cm" svg:y="12.626cm">
          <text:p text:style-name="P1"/>
        </draw:ellipse>
        <draw:frame draw:style-name="gr8" draw:text-style-name="P7" draw:layer="layout" svg:width="0.577cm" svg:height="0.628cm" svg:x="16.673cm" svg:y="13.23cm">
          <draw:text-box>
            <text:p text:style-name="P1"><text:span text:style-name="T3">a</text:span></text:p>
          </draw:text-box>
        </draw:frame>
        <draw:frame draw:style-name="gr8" draw:text-style-name="P7" draw:layer="layout" svg:width="0.577cm" svg:height="0.628cm" svg:x="16.52cm" svg:y="15.989cm">
          <draw:text-box>
            <text:p text:style-name="P1"><text:span text:style-name="T3">a</text:span></text:p>
          </draw:text-box>
        </draw:frame>
        <draw:line draw:style-name="gr5" draw:layer="layout" svg:x1="16.86cm" svg:y1="14.439cm" svg:x2="16.822cm" svg:y2="15.459cm">
          <text:p text:style-name="P1"/>
        </draw:line>
        <draw:line draw:style-name="gr5" draw:layer="layout" svg:x1="14.97cm" svg:y1="7.711cm" svg:x2="15.499cm" svg:y2="8.165cm">
          <text:p text:style-name="P1"/>
        </draw:line>
        <draw:rect draw:style-name="gr6" draw:layer="layout" svg:width="1.731cm" svg:height="1.874cm" svg:x="19.054cm" svg:y="12.017cm">
          <text:p text:style-name="P1"/>
        </draw:rect>
        <draw:ellipse draw:style-name="gr6" draw:layer="layout" svg:width="1.866cm" svg:height="1.805cm" svg:x="18.754cm" svg:y="9.11cm">
          <text:p text:style-name="P1"/>
        </draw:ellipse>
        <draw:frame draw:style-name="gr8" draw:text-style-name="P7" draw:layer="layout" svg:width="0.577cm" svg:height="0.628cm" svg:x="19.471cm" svg:y="9.714cm">
          <draw:text-box>
            <text:p text:style-name="P1"><text:span text:style-name="T3">a</text:span></text:p>
          </draw:text-box>
        </draw:frame>
        <draw:frame draw:style-name="gr8" draw:text-style-name="P7" draw:layer="layout" svg:width="0.577cm" svg:height="0.628cm" svg:x="19.62cm" svg:y="12.7cm">
          <draw:text-box>
            <text:p text:style-name="P1"><text:span text:style-name="T3">a</text:span></text:p>
          </draw:text-box>
        </draw:frame>
        <draw:line draw:style-name="gr5" draw:layer="layout" svg:x1="19.658cm" svg:y1="10.923cm" svg:x2="19.846cm" svg:y2="12.02cm">
          <text:p text:style-name="P1"/>
        </draw:line>
        <draw:line draw:style-name="gr5" draw:layer="layout" svg:x1="17.049cm" svg:y1="8.883cm" svg:x2="18.939cm" svg:y2="9.525cm">
          <text:p text:style-name="P1"/>
        </draw:line>
        <presentation:notes draw:style-name="dp2">
          <draw:page-thumbnail draw:style-name="gr2" draw:layer="layout" svg:width="13.705cm" svg:height="10.279cm" svg:x="3.647cm" svg:y="2.853cm" draw:page-number="29" presentation:class="page"/>
          <draw:frame presentation:style-name="pr7" draw:text-style-name="P1" draw:layer="layout" svg:width="14.517cm" svg:height="11.41cm" svg:x="3.249cm" svg:y="14.13cm" presentation:class="notes" presentation:placeholder="true">
            <draw:text-box/>
          </draw:frame>
        </presentation:notes>
      </draw:page>
      <draw:page draw:name="ST9"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Tries</text:p>
          </draw:text-box>
        </draw:frame>
        <draw:rect draw:style-name="gr6" draw:layer="layout" svg:width="1.731cm" svg:height="1.874cm" svg:x="11.004cm" svg:y="7.672cm">
          <text:p text:style-name="P1"/>
        </draw:rect>
        <draw:rect draw:style-name="gr6" draw:layer="layout" svg:width="1.731cm" svg:height="1.874cm" svg:x="9.719cm" svg:y="9.75cm">
          <text:p text:style-name="P1"/>
        </draw:rect>
        <draw:rect draw:style-name="gr6" draw:layer="layout" svg:width="1.731cm" svg:height="1.874cm" svg:x="4.993cm" svg:y="18.257cm">
          <text:p text:style-name="P1"/>
        </draw:rect>
        <draw:ellipse draw:style-name="gr6" draw:layer="layout" svg:width="2.389cm" svg:height="2.207cm" svg:x="13.082cm" svg:y="5.671cm">
          <text:p text:style-name="P1"/>
        </draw:ellipse>
        <draw:frame draw:style-name="gr1" draw:text-style-name="P6" draw:layer="layout" svg:width="1.907cm" svg:height="0.628cm" svg:x="13.233cm" svg:y="6.464cm">
          <draw:text-box>
            <text:p text:style-name="P1"><text:span text:style-name="T3">(empty)</text:span></text:p>
          </draw:text-box>
        </draw:frame>
        <draw:frame draw:style-name="gr8" draw:text-style-name="P7" draw:layer="layout" svg:width="0.577cm" svg:height="0.628cm" svg:x="11.796cm" svg:y="8.24cm">
          <draw:text-box>
            <text:p text:style-name="P1"><text:span text:style-name="T3">a</text:span></text:p>
          </draw:text-box>
        </draw:frame>
        <draw:frame draw:style-name="gr8" draw:text-style-name="P7" draw:layer="layout" svg:width="0.577cm" svg:height="0.628cm" svg:x="10.473cm" svg:y="10.282cm">
          <draw:text-box>
            <text:p text:style-name="P1"><text:span text:style-name="T3">a</text:span></text:p>
          </draw:text-box>
        </draw:frame>
        <draw:ellipse draw:style-name="gr6" draw:layer="layout" svg:width="1.866cm" svg:height="1.805cm" svg:x="8.433cm" svg:y="11.719cm">
          <text:p text:style-name="P1"/>
        </draw:ellipse>
        <draw:frame draw:style-name="gr8" draw:text-style-name="P7" draw:layer="layout" svg:width="0.577cm" svg:height="0.628cm" svg:x="9.15cm" svg:y="12.323cm">
          <draw:text-box>
            <text:p text:style-name="P1"><text:span text:style-name="T3">b</text:span></text:p>
          </draw:text-box>
        </draw:frame>
        <draw:ellipse draw:style-name="gr6" draw:layer="layout" svg:width="1.866cm" svg:height="1.805cm" svg:x="7.148cm" svg:y="13.722cm">
          <text:p text:style-name="P1"/>
        </draw:ellipse>
        <draw:frame draw:style-name="gr8" draw:text-style-name="P7" draw:layer="layout" svg:width="0.577cm" svg:height="0.628cm" svg:x="7.865cm" svg:y="14.326cm">
          <draw:text-box>
            <text:p text:style-name="P1"><text:span text:style-name="T3">b</text:span></text:p>
          </draw:text-box>
        </draw:frame>
        <draw:ellipse draw:style-name="gr6" draw:layer="layout" svg:width="1.866cm" svg:height="1.805cm" svg:x="6.166cm" svg:y="15.991cm">
          <text:p text:style-name="P1"/>
        </draw:ellipse>
        <draw:frame draw:style-name="gr8" draw:text-style-name="P7" draw:layer="layout" svg:width="0.577cm" svg:height="0.628cm" svg:x="6.883cm" svg:y="16.595cm">
          <draw:text-box>
            <text:p text:style-name="P1"><text:span text:style-name="T3">a</text:span></text:p>
          </draw:text-box>
        </draw:frame>
        <draw:frame draw:style-name="gr8" draw:text-style-name="P7" draw:layer="layout" svg:width="0.577cm" svg:height="0.628cm" svg:x="5.673cm" svg:y="18.75cm">
          <draw:text-box>
            <text:p text:style-name="P1"><text:span text:style-name="T3">a</text:span></text:p>
          </draw:text-box>
        </draw:frame>
        <draw:line draw:style-name="gr5" draw:layer="layout" svg:x1="13.308cm" svg:y1="7.409cm" svg:x2="12.665cm" svg:y2="7.938cm">
          <text:p text:style-name="P1"/>
        </draw:line>
        <draw:line draw:style-name="gr5" draw:layer="layout" svg:x1="11.265cm" svg:y1="9.563cm" svg:x2="11.04cm" svg:y2="9.828cm">
          <text:p text:style-name="P1"/>
        </draw:line>
        <draw:line draw:style-name="gr5" draw:layer="layout" svg:x1="10.434cm" svg:y1="11.604cm" svg:x2="9.868cm" svg:y2="11.869cm">
          <text:p text:style-name="P1"/>
        </draw:line>
        <draw:line draw:style-name="gr5" draw:layer="layout" svg:x1="8.961cm" svg:y1="13.494cm" svg:x2="8.583cm" svg:y2="13.872cm">
          <text:p text:style-name="P1"/>
        </draw:line>
        <draw:line draw:style-name="gr5" draw:layer="layout" svg:x1="7.6cm" svg:y1="15.46cm" svg:x2="7.298cm" svg:y2="16.027cm">
          <text:p text:style-name="P1"/>
        </draw:line>
        <draw:line draw:style-name="gr5" draw:layer="layout" svg:x1="6.618cm" svg:y1="17.69cm" svg:x2="5.937cm" svg:y2="18.257cm">
          <text:p text:style-name="P1"/>
        </draw:line>
        <draw:ellipse draw:style-name="gr6" draw:layer="layout" svg:width="1.866cm" svg:height="1.805cm" svg:x="12.59cm" svg:y="9.792cm">
          <text:p text:style-name="P1"/>
        </draw:ellipse>
        <draw:frame draw:style-name="gr8" draw:text-style-name="P7" draw:layer="layout" svg:width="0.577cm" svg:height="0.628cm" svg:x="13.307cm" svg:y="10.396cm">
          <draw:text-box>
            <text:p text:style-name="P1"><text:span text:style-name="T3">b</text:span></text:p>
          </draw:text-box>
        </draw:frame>
        <draw:line draw:style-name="gr5" draw:layer="layout" svg:x1="13.421cm" svg:y1="11.566cm" svg:x2="13.308cm" svg:y2="12.663cm">
          <text:p text:style-name="P1"/>
        </draw:line>
        <draw:ellipse draw:style-name="gr6" draw:layer="layout" svg:width="1.866cm" svg:height="1.805cm" svg:x="12.288cm" svg:y="12.665cm">
          <text:p text:style-name="P1"/>
        </draw:ellipse>
        <draw:frame draw:style-name="gr8" draw:text-style-name="P7" draw:layer="layout" svg:width="0.577cm" svg:height="0.628cm" svg:x="13.005cm" svg:y="13.269cm">
          <draw:text-box>
            <text:p text:style-name="P1"><text:span text:style-name="T3">b</text:span></text:p>
          </draw:text-box>
        </draw:frame>
        <draw:line draw:style-name="gr5" draw:layer="layout" svg:x1="12.816cm" svg:y1="14.44cm" svg:x2="12.514cm" svg:y2="15.233cm">
          <text:p text:style-name="P1"/>
        </draw:line>
        <draw:rect draw:style-name="gr6" draw:layer="layout" svg:width="1.731cm" svg:height="1.874cm" svg:x="10.549cm" svg:y="17.878cm">
          <text:p text:style-name="P1"/>
        </draw:rect>
        <draw:ellipse draw:style-name="gr6" draw:layer="layout" svg:width="1.866cm" svg:height="1.805cm" svg:x="11.118cm" svg:y="15.121cm">
          <text:p text:style-name="P1"/>
        </draw:ellipse>
        <draw:frame draw:style-name="gr8" draw:text-style-name="P7" draw:layer="layout" svg:width="0.577cm" svg:height="0.628cm" svg:x="11.835cm" svg:y="15.725cm">
          <draw:text-box>
            <text:p text:style-name="P1"><text:span text:style-name="T3">a</text:span></text:p>
          </draw:text-box>
        </draw:frame>
        <draw:frame draw:style-name="gr8" draw:text-style-name="P7" draw:layer="layout" svg:width="0.577cm" svg:height="0.628cm" svg:x="11.229cm" svg:y="18.371cm">
          <draw:text-box>
            <text:p text:style-name="P1"><text:span text:style-name="T3">a</text:span></text:p>
          </draw:text-box>
        </draw:frame>
        <draw:line draw:style-name="gr5" draw:layer="layout" svg:x1="11.834cm" svg:y1="16.896cm" svg:x2="11.531cm" svg:y2="17.841cm">
          <text:p text:style-name="P1"/>
        </draw:line>
        <draw:line draw:style-name="gr5" draw:layer="layout" svg:x1="12.663cm" svg:y1="9.639cm" svg:x2="12.854cm" svg:y2="10.092cm">
          <text:p text:style-name="P1"/>
        </draw:line>
        <draw:ellipse draw:style-name="gr6" draw:layer="layout" svg:width="1.866cm" svg:height="1.805cm" svg:x="15.199cm" svg:y="7.826cm">
          <text:p text:style-name="P1"/>
        </draw:ellipse>
        <draw:frame draw:style-name="gr8" draw:text-style-name="P7" draw:layer="layout" svg:width="0.577cm" svg:height="0.628cm" svg:x="15.916cm" svg:y="8.43cm">
          <draw:text-box>
            <text:p text:style-name="P1"><text:span text:style-name="T3">b</text:span></text:p>
          </draw:text-box>
        </draw:frame>
        <draw:line draw:style-name="gr5" draw:layer="layout" svg:x1="16.71cm" svg:y1="11.982cm" svg:x2="16.823cm" svg:y2="12.663cm">
          <text:p text:style-name="P1"/>
        </draw:line>
        <draw:ellipse draw:style-name="gr6" draw:layer="layout" svg:width="1.866cm" svg:height="1.805cm" svg:x="15.842cm" svg:y="10.17cm">
          <text:p text:style-name="P1"/>
        </draw:ellipse>
        <draw:frame draw:style-name="gr8" draw:text-style-name="P7" draw:layer="layout" svg:width="0.577cm" svg:height="0.628cm" svg:x="16.559cm" svg:y="10.774cm">
          <draw:text-box>
            <text:p text:style-name="P1"><text:span text:style-name="T3">b</text:span></text:p>
          </draw:text-box>
        </draw:frame>
        <draw:line draw:style-name="gr5" draw:layer="layout" svg:x1="16.369cm" svg:y1="9.601cm" svg:x2="16.483cm" svg:y2="10.206cm">
          <text:p text:style-name="P1"/>
        </draw:line>
        <draw:rect draw:style-name="gr6" draw:layer="layout" svg:width="1.731cm" svg:height="1.874cm" svg:x="15.841cm" svg:y="15.496cm">
          <text:p text:style-name="P1"/>
        </draw:rect>
        <draw:ellipse draw:style-name="gr6" draw:layer="layout" svg:width="1.866cm" svg:height="1.805cm" svg:x="15.957cm" svg:y="12.626cm">
          <text:p text:style-name="P1"/>
        </draw:ellipse>
        <draw:frame draw:style-name="gr8" draw:text-style-name="P7" draw:layer="layout" svg:width="0.577cm" svg:height="0.628cm" svg:x="16.674cm" svg:y="13.23cm">
          <draw:text-box>
            <text:p text:style-name="P1"><text:span text:style-name="T3">a</text:span></text:p>
          </draw:text-box>
        </draw:frame>
        <draw:frame draw:style-name="gr8" draw:text-style-name="P7" draw:layer="layout" svg:width="0.577cm" svg:height="0.628cm" svg:x="16.521cm" svg:y="15.989cm">
          <draw:text-box>
            <text:p text:style-name="P1"><text:span text:style-name="T3">a</text:span></text:p>
          </draw:text-box>
        </draw:frame>
        <draw:line draw:style-name="gr5" draw:layer="layout" svg:x1="16.861cm" svg:y1="14.439cm" svg:x2="16.823cm" svg:y2="15.459cm">
          <text:p text:style-name="P1"/>
        </draw:line>
        <draw:line draw:style-name="gr5" draw:layer="layout" svg:x1="14.971cm" svg:y1="7.711cm" svg:x2="15.5cm" svg:y2="8.165cm">
          <text:p text:style-name="P1"/>
        </draw:line>
        <draw:rect draw:style-name="gr6" draw:layer="layout" svg:width="1.731cm" svg:height="1.874cm" svg:x="19.055cm" svg:y="12.017cm">
          <text:p text:style-name="P1"/>
        </draw:rect>
        <draw:ellipse draw:style-name="gr6" draw:layer="layout" svg:width="1.866cm" svg:height="1.805cm" svg:x="18.755cm" svg:y="9.11cm">
          <text:p text:style-name="P1"/>
        </draw:ellipse>
        <draw:frame draw:style-name="gr8" draw:text-style-name="P7" draw:layer="layout" svg:width="0.577cm" svg:height="0.628cm" svg:x="19.472cm" svg:y="9.714cm">
          <draw:text-box>
            <text:p text:style-name="P1"><text:span text:style-name="T3">a</text:span></text:p>
          </draw:text-box>
        </draw:frame>
        <draw:frame draw:style-name="gr8" draw:text-style-name="P7" draw:layer="layout" svg:width="0.577cm" svg:height="0.628cm" svg:x="19.621cm" svg:y="12.7cm">
          <draw:text-box>
            <text:p text:style-name="P1"><text:span text:style-name="T3">a</text:span></text:p>
          </draw:text-box>
        </draw:frame>
        <draw:line draw:style-name="gr5" draw:layer="layout" svg:x1="19.659cm" svg:y1="10.923cm" svg:x2="19.847cm" svg:y2="12.02cm">
          <text:p text:style-name="P1"/>
        </draw:line>
        <draw:line draw:style-name="gr5" draw:layer="layout" svg:x1="17.05cm" svg:y1="8.883cm" svg:x2="18.94cm" svg:y2="9.525cm">
          <text:p text:style-name="P1"/>
        </draw:line>
        <presentation:notes draw:style-name="dp2">
          <draw:page-thumbnail draw:style-name="gr2" draw:layer="layout" svg:width="13.705cm" svg:height="10.279cm" svg:x="3.647cm" svg:y="2.853cm" draw:page-number="30" presentation:class="page"/>
          <draw:frame presentation:style-name="pr7" draw:text-style-name="P1" draw:layer="layout" svg:width="14.517cm" svg:height="11.41cm" svg:x="3.249cm" svg:y="14.13cm" presentation:class="notes" presentation:placeholder="true">
            <draw:text-box/>
          </draw:frame>
        </presentation:notes>
      </draw:page>
      <draw:page draw:name="ST10" draw:style-name="dp3" draw:master-page-name="lyt-cool" presentation:presentation-page-layout-name="AL3T19">
        <office:forms form:automatic-focus="false" form:apply-design-mode="false"/>
        <draw:frame presentation:style-name="pr6" draw:text-style-name="P1" draw:layer="layout" svg:width="23.911cm" svg:height="3.507cm" svg:x="2.058cm" svg:y="1.543cm" presentation:class="title">
          <draw:text-box>
            <text:p text:style-name="P1">Suffix Array</text:p>
          </draw:text-box>
        </draw:frame>
        <draw:frame draw:style-name="gr1" draw:layer="layout" svg:width="4.007cm" svg:height="0.945cm" svg:x="7.144cm" svg:y="8.581cm">
          <draw:text-box>
            <text:p text:style-name="P1">a a b b a a</text:p>
          </draw:text-box>
        </draw:frame>
        <draw:frame draw:style-name="gr1" draw:layer="layout" svg:width="4.951cm" svg:height="6.609cm" svg:x="7.068cm" svg:y="10.735cm">
          <draw:text-box>
            <text:p text:style-name="P1">0. a a b b a a</text:p>
            <text:p text:style-name="P1">1. a b b a a</text:p>
            <text:p text:style-name="P1">2. b b a a</text:p>
            <text:p text:style-name="P1">3. b a a</text:p>
            <text:p text:style-name="P1">4. a a</text:p>
            <text:p text:style-name="P1">5. a</text:p>
            <text:p text:style-name="P1">6. (empty)</text:p>
          </draw:text-box>
        </draw:frame>
        <draw:line draw:style-name="gr4" draw:layer="layout" svg:x1="13.267cm" svg:y1="12.927cm" svg:x2="15.535cm" svg:y2="12.927cm">
          <text:p text:style-name="P1"/>
        </draw:line>
        <draw:frame draw:style-name="gr1" draw:layer="layout" svg:width="4.951cm" svg:height="6.609cm" svg:x="16.933cm" svg:y="10.85cm">
          <draw:text-box>
            <text:p text:style-name="P1">0. (empty)</text:p>
            <text:p text:style-name="P1">1. a</text:p>
            <text:p text:style-name="P1">2. a a</text:p>
            <text:p text:style-name="P1">3. a a b b a a</text:p>
            <text:p text:style-name="P1">4. a b b a a</text:p>
            <text:p text:style-name="P1">5. b a a</text:p>
            <text:p text:style-name="P1">6. b b a a</text:p>
          </draw:text-box>
        </draw:frame>
        <presentation:notes draw:style-name="dp2">
          <draw:page-thumbnail draw:style-name="gr2" draw:layer="layout" svg:width="13.705cm" svg:height="10.279cm" svg:x="3.647cm" svg:y="2.853cm" draw:page-number="31" presentation:class="page"/>
          <draw:frame presentation:style-name="pr7" draw:text-style-name="P1" draw:layer="layout" svg:width="14.517cm" svg:height="11.41cm" svg:x="3.249cm" svg:y="14.13cm" presentation:class="notes" presentation:placeholder="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1" draw:display-name="Hatch 1" draw:style="single" draw:color="#000000" draw:distance="0cm" draw:rotation="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hatch-name="Hatch_20_1"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fill-hatch-name="Hatch_20_1" draw:fill-image-name="Bitmape_20_2" draw:shadow="hidden" draw:shadow-offset-x="0cm" draw:shadow-offset-y="0cm" draw:shadow-color="#000000"/>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ffffff"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lyt-cool" style:page-layout-name="PM1" draw:style-name="dp1">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Bruce Merry</meta:initial-creator>
    <meta:creation-date>2006-05-24T09:07:47</meta:creation-date>
    <dc:language>en-US</dc:language>
    <meta:editing-cycles>1</meta:editing-cycles>
    <meta:editing-duration>PT0S</meta:editing-duration>
    <meta:user-defined meta:name="Info 1"/>
    <meta:user-defined meta:name="Info 2"/>
    <meta:user-defined meta:name="Info 3"/>
    <meta:user-defined meta:name="Info 4"/>
    <meta:document-statistic meta:object-count="512"/>
  </office:meta>
</office:document-meta>
</file>